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b03a21" officeooo:paragraph-rsid="00b03a21"/>
    </style:style>
    <style:style style:name="P28" style:family="paragraph" style:parent-style-name="Text_20_body">
      <style:text-properties officeooo:rsid="00b18cfa" officeooo:paragraph-rsid="00b18cfa"/>
    </style:style>
    <style:style style:name="P29" style:family="paragraph" style:parent-style-name="Text_20_body">
      <style:text-properties officeooo:rsid="00b3816b" officeooo:paragraph-rsid="00b3816b"/>
    </style:style>
    <style:style style:name="P30" style:family="paragraph" style:parent-style-name="Text_20_body">
      <style:text-properties officeooo:rsid="00b7502f" officeooo:paragraph-rsid="00b7502f"/>
    </style:style>
    <style:style style:name="P31" style:family="paragraph" style:parent-style-name="Text_20_body">
      <style:text-properties officeooo:rsid="00b7d852" officeooo:paragraph-rsid="00b7502f"/>
    </style:style>
    <style:style style:name="P32" style:family="paragraph" style:parent-style-name="Text_20_body">
      <style:text-properties officeooo:rsid="00b7d852" officeooo:paragraph-rsid="00b8575e"/>
    </style:style>
    <style:style style:name="P33" style:family="paragraph" style:parent-style-name="Text_20_body">
      <style:text-properties officeooo:rsid="00b7d852" officeooo:paragraph-rsid="00ba36d3"/>
    </style:style>
    <style:style style:name="P34" style:family="paragraph" style:parent-style-name="Text_20_body">
      <style:text-properties officeooo:rsid="00ba36d3" officeooo:paragraph-rsid="00ba36d3"/>
    </style:style>
    <style:style style:name="P35" style:family="paragraph" style:parent-style-name="Text_20_body">
      <style:text-properties officeooo:rsid="00bd7d83" officeooo:paragraph-rsid="00bd7d83"/>
    </style:style>
    <style:style style:name="P36" style:family="paragraph" style:parent-style-name="Text_20_body">
      <style:text-properties officeooo:rsid="00c210a8" officeooo:paragraph-rsid="00c210a8"/>
    </style:style>
    <style:style style:name="P37" style:family="paragraph" style:parent-style-name="Text_20_body">
      <style:text-properties officeooo:rsid="00cf47e7" officeooo:paragraph-rsid="00cf47e7"/>
    </style:style>
    <style:style style:name="P38" style:family="paragraph" style:parent-style-name="Text_20_body">
      <style:text-properties officeooo:rsid="00d1e747" officeooo:paragraph-rsid="00d1e747"/>
    </style:style>
    <style:style style:name="P39" style:family="paragraph" style:parent-style-name="Text_20_body">
      <style:text-properties officeooo:rsid="00d666e8" officeooo:paragraph-rsid="00d666e8"/>
    </style:style>
    <style:style style:name="P40" style:family="paragraph" style:parent-style-name="Text_20_body">
      <style:text-properties officeooo:rsid="00f84746" officeooo:paragraph-rsid="00f84746"/>
    </style:style>
    <style:style style:name="P41" style:family="paragraph" style:parent-style-name="Text_20_body">
      <style:text-properties officeooo:rsid="00fb24c9" officeooo:paragraph-rsid="00fb24c9"/>
    </style:style>
    <style:style style:name="P42" style:family="paragraph" style:parent-style-name="Text_20_body">
      <style:text-properties officeooo:rsid="011d8230" officeooo:paragraph-rsid="01941d5e"/>
    </style:style>
    <style:style style:name="P43" style:family="paragraph" style:parent-style-name="Text_20_body">
      <style:text-properties officeooo:rsid="015de351" officeooo:paragraph-rsid="015de351"/>
    </style:style>
    <style:style style:name="P44" style:family="paragraph" style:parent-style-name="Text_20_body">
      <style:text-properties officeooo:rsid="0188fd36" officeooo:paragraph-rsid="0188fd36"/>
    </style:style>
    <style:style style:name="P45" style:family="paragraph" style:parent-style-name="Text_20_body">
      <style:text-properties officeooo:rsid="01b3d27d" officeooo:paragraph-rsid="01b3d27d"/>
    </style:style>
    <style:style style:name="P46" style:family="paragraph" style:parent-style-name="Text_20_body">
      <style:text-properties officeooo:rsid="0171f073" officeooo:paragraph-rsid="0173a7f3"/>
    </style:style>
    <style:style style:name="P47" style:family="paragraph" style:parent-style-name="Text_20_body">
      <style:text-properties officeooo:rsid="0199184d" officeooo:paragraph-rsid="0199096c"/>
    </style:style>
    <style:style style:name="P48" style:family="paragraph" style:parent-style-name="Text_20_body">
      <style:text-properties officeooo:paragraph-rsid="01f96447"/>
    </style:style>
    <style:style style:name="P49" style:family="paragraph" style:parent-style-name="Text_20_body">
      <style:text-properties officeooo:rsid="02010951" officeooo:paragraph-rsid="02010951"/>
    </style:style>
    <style:style style:name="P50" style:family="paragraph" style:parent-style-name="Text_20_body">
      <style:text-properties officeooo:rsid="0235a50f" officeooo:paragraph-rsid="03027c5e"/>
    </style:style>
    <style:style style:name="P51" style:family="paragraph" style:parent-style-name="Text_20_body">
      <style:text-properties officeooo:rsid="025fedbf" officeooo:paragraph-rsid="025fedbf"/>
    </style:style>
    <style:style style:name="P52" style:family="paragraph" style:parent-style-name="Text_20_body">
      <style:text-properties officeooo:rsid="026ed536" officeooo:paragraph-rsid="026ed536"/>
    </style:style>
    <style:style style:name="P53" style:family="paragraph" style:parent-style-name="Text_20_body">
      <style:text-properties officeooo:rsid="0287925d" officeooo:paragraph-rsid="0287925d"/>
    </style:style>
    <style:style style:name="P54" style:family="paragraph" style:parent-style-name="Text_20_body">
      <style:text-properties officeooo:rsid="02989a7a" officeooo:paragraph-rsid="02989a7a"/>
    </style:style>
    <style:style style:name="P55" style:family="paragraph" style:parent-style-name="Text_20_body">
      <style:text-properties officeooo:rsid="02b89aa1" officeooo:paragraph-rsid="02cb5ec0"/>
    </style:style>
    <style:style style:name="P56" style:family="paragraph" style:parent-style-name="Text_20_body">
      <style:text-properties officeooo:rsid="02cc49ce" officeooo:paragraph-rsid="02cc49ce"/>
    </style:style>
    <style:style style:name="P57" style:family="paragraph" style:parent-style-name="Text_20_body">
      <style:text-properties officeooo:rsid="02d3fb49" officeooo:paragraph-rsid="02d3fb49"/>
    </style:style>
    <style:style style:name="P58" style:family="paragraph" style:parent-style-name="Text_20_body">
      <style:text-properties officeooo:rsid="02d9653b" officeooo:paragraph-rsid="02d9653b"/>
    </style:style>
    <style:style style:name="P59" style:family="paragraph" style:parent-style-name="Text_20_body">
      <style:text-properties officeooo:rsid="02d9d279" officeooo:paragraph-rsid="02dee5c2"/>
    </style:style>
    <style:style style:name="P60" style:family="paragraph" style:parent-style-name="Text_20_body">
      <style:text-properties officeooo:rsid="02b95ad5" officeooo:paragraph-rsid="02cb5ec0"/>
    </style:style>
    <style:style style:name="P61" style:family="paragraph" style:parent-style-name="Text_20_body">
      <style:text-properties officeooo:rsid="02e6b162" officeooo:paragraph-rsid="02e6b162"/>
    </style:style>
    <style:style style:name="P62" style:family="paragraph" style:parent-style-name="Text_20_body">
      <style:text-properties officeooo:rsid="0308feed" officeooo:paragraph-rsid="0308feed"/>
    </style:style>
    <style:style style:name="P63" style:family="paragraph" style:parent-style-name="Text_20_body">
      <style:text-properties officeooo:rsid="0325ec0e" officeooo:paragraph-rsid="0308feed"/>
    </style:style>
    <style:style style:name="P64" style:family="paragraph" style:parent-style-name="Text_20_body">
      <style:text-properties officeooo:rsid="03309a5c" officeooo:paragraph-rsid="03309a5c"/>
    </style:style>
    <style:style style:name="P65" style:family="paragraph" style:parent-style-name="Text_20_body">
      <style:text-properties officeooo:rsid="034403c8" officeooo:paragraph-rsid="034403c8"/>
    </style:style>
    <style:style style:name="P66" style:family="paragraph" style:parent-style-name="Text_20_body">
      <style:text-properties officeooo:rsid="034f80b3" officeooo:paragraph-rsid="034f80b3"/>
    </style:style>
    <style:style style:name="P67" style:family="paragraph" style:parent-style-name="Text_20_body">
      <style:text-properties officeooo:rsid="035a8550" officeooo:paragraph-rsid="035a8550"/>
    </style:style>
    <style:style style:name="P68" style:family="paragraph" style:parent-style-name="Text_20_body">
      <style:text-properties officeooo:rsid="035d4f71" officeooo:paragraph-rsid="035d4f71"/>
    </style:style>
    <style:style style:name="P69" style:family="paragraph" style:parent-style-name="Text_20_body">
      <style:text-properties officeooo:rsid="036a1a98" officeooo:paragraph-rsid="036a1a98"/>
    </style:style>
    <style:style style:name="P70" style:family="paragraph" style:parent-style-name="Text_20_body">
      <style:text-properties officeooo:rsid="036a9ec3" officeooo:paragraph-rsid="036a9ec3"/>
    </style:style>
    <style:style style:name="P71" style:family="paragraph" style:parent-style-name="Text_20_body">
      <style:text-properties officeooo:rsid="036db0fd" officeooo:paragraph-rsid="036db0fd"/>
    </style:style>
    <style:style style:name="P72" style:family="paragraph" style:parent-style-name="Text_20_body">
      <style:text-properties officeooo:rsid="036db0fd" officeooo:paragraph-rsid="038147f6"/>
    </style:style>
    <style:style style:name="P73" style:family="paragraph" style:parent-style-name="Text_20_body">
      <style:text-properties fo:font-size="12pt" officeooo:rsid="03843e0a" officeooo:paragraph-rsid="03843e0a" style:font-size-asian="10.5pt" style:font-size-complex="12pt"/>
    </style:style>
    <style:style style:name="P74" style:family="paragraph" style:parent-style-name="Text_20_body">
      <style:text-properties fo:font-size="12pt" officeooo:rsid="0384b685" officeooo:paragraph-rsid="0387b3bc" style:font-size-asian="10.5pt" style:font-size-complex="12pt"/>
    </style:style>
    <style:style style:name="P75" style:family="paragraph" style:parent-style-name="Text_20_body">
      <style:text-properties fo:font-size="12pt" fo:font-style="normal" officeooo:rsid="0384b685" officeooo:paragraph-rsid="0384b685" style:font-size-asian="10.5pt" style:font-style-asian="normal" style:font-size-complex="12pt" style:font-style-complex="normal"/>
    </style:style>
    <style:style style:name="P76" style:family="paragraph" style:parent-style-name="Text_20_body">
      <style:text-properties fo:font-style="normal" officeooo:rsid="036c61ef" officeooo:paragraph-rsid="036c61ef" style:font-style-asian="normal" style:font-style-complex="normal"/>
    </style:style>
    <style:style style:name="P77" style:family="paragraph" style:parent-style-name="Text_20_body">
      <style:paragraph-properties fo:break-before="page"/>
      <style:text-properties fo:color="#a33e03"/>
    </style:style>
    <style:style style:name="P78"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9" style:family="paragraph" style:parent-style-name="Horizontal_20_Line">
      <style:text-properties fo:color="#a33e03"/>
    </style:style>
    <style:style style:name="P80" style:family="paragraph" style:parent-style-name="License">
      <loext:graphic-properties draw:fill-image-width="0in" draw:fill-image-height="0in"/>
      <style:paragraph-properties style:writing-mode="page"/>
    </style:style>
    <style:style style:name="P81" style:family="paragraph" style:parent-style-name="Preformatted_20_Text">
      <style:paragraph-properties fo:margin-top="0in" fo:margin-bottom="0.1965in" loext:contextual-spacing="false"/>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4">
      <style:paragraph-properties>
        <style:tab-stops>
          <style:tab-stop style:position="6.3354in" style:type="right" style:leader-style="dotted" style:leader-text="."/>
        </style:tab-stops>
      </style:paragraph-properties>
    </style:style>
    <style:style style:name="P84" style:family="paragraph" style:parent-style-name="Heading_20_2">
      <style:text-properties officeooo:rsid="0060d13e" officeooo:paragraph-rsid="0060d13e"/>
    </style:style>
    <style:style style:name="P85" style:family="paragraph" style:parent-style-name="Heading_20_2">
      <style:text-properties officeooo:rsid="0063b877" officeooo:paragraph-rsid="0063b877"/>
    </style:style>
    <style:style style:name="P86" style:family="paragraph" style:parent-style-name="Heading_20_2">
      <style:text-properties officeooo:rsid="007ae3e1" officeooo:paragraph-rsid="006672ac"/>
    </style:style>
    <style:style style:name="P87" style:family="paragraph" style:parent-style-name="Heading_20_2">
      <style:text-properties officeooo:paragraph-rsid="00799351"/>
    </style:style>
    <style:style style:name="P88" style:family="paragraph" style:parent-style-name="Heading_20_2">
      <style:text-properties officeooo:paragraph-rsid="006df52a"/>
    </style:style>
    <style:style style:name="P89" style:family="paragraph" style:parent-style-name="Heading_20_2">
      <style:text-properties officeooo:rsid="00d4da46" officeooo:paragraph-rsid="00d4da46"/>
    </style:style>
    <style:style style:name="P90" style:family="paragraph" style:parent-style-name="Heading_20_2">
      <style:text-properties officeooo:rsid="00d4da46" officeooo:paragraph-rsid="01b0eecd"/>
    </style:style>
    <style:style style:name="P91" style:family="paragraph" style:parent-style-name="Heading_20_2">
      <style:text-properties officeooo:rsid="011d8230" officeooo:paragraph-rsid="018581aa"/>
    </style:style>
    <style:style style:name="P92" style:family="paragraph" style:parent-style-name="Heading_20_2">
      <style:text-properties officeooo:rsid="011d8230" officeooo:paragraph-rsid="0199096c"/>
    </style:style>
    <style:style style:name="P93" style:family="paragraph" style:parent-style-name="Heading_20_2">
      <style:text-properties officeooo:rsid="02b592e9"/>
    </style:style>
    <style:style style:name="P94" style:family="paragraph" style:parent-style-name="Heading_20_2">
      <style:text-properties officeooo:rsid="0342bc4f" officeooo:paragraph-rsid="0342bc4f"/>
    </style:style>
    <style:style style:name="P95" style:family="paragraph" style:parent-style-name="Heading_20_2">
      <style:text-properties officeooo:rsid="0342bc4f" officeooo:paragraph-rsid="034b2037"/>
    </style:style>
    <style:style style:name="P96" style:family="paragraph" style:parent-style-name="Heading_20_2">
      <style:text-properties officeooo:rsid="0342bc4f" officeooo:paragraph-rsid="0355e6de"/>
    </style:style>
    <style:style style:name="P97" style:family="paragraph" style:parent-style-name="Heading_20_2">
      <style:text-properties officeooo:rsid="0342bc4f" officeooo:paragraph-rsid="035d4f71"/>
    </style:style>
    <style:style style:name="P98" style:family="paragraph" style:parent-style-name="Heading_20_3">
      <style:text-properties style:font-name="Verdana" officeooo:rsid="0063b877" officeooo:paragraph-rsid="0063b877"/>
    </style:style>
    <style:style style:name="P99" style:family="paragraph" style:parent-style-name="Heading_20_3">
      <style:text-properties officeooo:rsid="008335c1" officeooo:paragraph-rsid="008335c1"/>
    </style:style>
    <style:style style:name="P100" style:family="paragraph" style:parent-style-name="Heading_20_3">
      <style:text-properties officeooo:paragraph-rsid="0078ebe7"/>
    </style:style>
    <style:style style:name="P101" style:family="paragraph" style:parent-style-name="Tag_20_line">
      <style:text-properties officeooo:rsid="01e759bc" officeooo:paragraph-rsid="01e759bc"/>
    </style:style>
    <style:style style:name="P102" style:family="paragraph" style:parent-style-name="Subtitle">
      <style:text-properties officeooo:rsid="00929a3e" officeooo:paragraph-rsid="00929a3e"/>
    </style:style>
    <style:style style:name="P103" style:family="paragraph" style:parent-style-name="Title">
      <style:text-properties officeooo:rsid="0093cb0a" officeooo:paragraph-rsid="0093cb0a"/>
    </style:style>
    <style:style style:name="P104" style:family="paragraph" style:parent-style-name="Heading_20_1">
      <style:text-properties officeooo:rsid="0094ae46" officeooo:paragraph-rsid="0094ae46"/>
    </style:style>
    <style:style style:name="P105" style:family="paragraph" style:parent-style-name="Heading_20_1">
      <style:text-properties officeooo:rsid="0060d13e" officeooo:paragraph-rsid="0060d13e"/>
    </style:style>
    <style:style style:name="P106" style:family="paragraph" style:parent-style-name="Heading_20_1">
      <style:text-properties officeooo:rsid="006263a6" officeooo:paragraph-rsid="006263a6"/>
    </style:style>
    <style:style style:name="P107" style:family="paragraph" style:parent-style-name="Heading_20_1">
      <style:text-properties style:font-name="Verdana" officeooo:rsid="00660d2e" officeooo:paragraph-rsid="00660d2e"/>
    </style:style>
    <style:style style:name="P108" style:family="paragraph" style:parent-style-name="Heading_20_1">
      <style:text-properties officeooo:rsid="006a427d" officeooo:paragraph-rsid="006a427d"/>
    </style:style>
    <style:style style:name="P109" style:family="paragraph" style:parent-style-name="Heading_20_1">
      <style:text-properties officeooo:rsid="00723c81" officeooo:paragraph-rsid="00723c81"/>
    </style:style>
    <style:style style:name="P110" style:family="paragraph" style:parent-style-name="Heading_20_1">
      <style:text-properties officeooo:rsid="00730e89" officeooo:paragraph-rsid="00730e89"/>
    </style:style>
    <style:style style:name="P111" style:family="paragraph" style:parent-style-name="Heading_20_1">
      <style:text-properties officeooo:rsid="0308feed" officeooo:paragraph-rsid="0308feed"/>
    </style:style>
    <style:style style:name="P112" style:family="paragraph" style:parent-style-name="Heading_20_1">
      <style:text-properties officeooo:rsid="0234f393" officeooo:paragraph-rsid="035d4f71"/>
    </style:style>
    <style:style style:name="P113" style:family="paragraph" style:parent-style-name="Heading_20_1">
      <style:text-properties officeooo:rsid="0234f393" officeooo:paragraph-rsid="0368ab76"/>
    </style:style>
    <style:style style:name="P114" style:family="paragraph" style:parent-style-name="Text_20_body" style:master-page-name="First_20_Page">
      <style:paragraph-properties style:page-number="auto"/>
    </style:style>
    <style:style style:name="P115" style:family="paragraph" style:parent-style-name="Text_20_body" style:list-style-name="L1">
      <style:text-properties officeooo:rsid="01033270" officeooo:paragraph-rsid="01033270"/>
    </style:style>
    <style:style style:name="P116" style:family="paragraph" style:parent-style-name="Text_20_body" style:list-style-name="L1">
      <style:text-properties officeooo:rsid="01033270" officeooo:paragraph-rsid="01185777"/>
    </style:style>
    <style:style style:name="P117" style:family="paragraph" style:parent-style-name="Text_20_body" style:list-style-name="L1">
      <style:text-properties officeooo:rsid="0108f33a" officeooo:paragraph-rsid="0108f33a"/>
    </style:style>
    <style:style style:name="P118" style:family="paragraph" style:parent-style-name="Text_20_body" style:list-style-name="L1">
      <style:text-properties officeooo:rsid="010beee0" officeooo:paragraph-rsid="010beee0"/>
    </style:style>
    <style:style style:name="P119" style:family="paragraph" style:parent-style-name="Text_20_body" style:list-style-name="L1">
      <style:text-properties officeooo:rsid="0111703b" officeooo:paragraph-rsid="0111703b"/>
    </style:style>
    <style:style style:name="P120" style:family="paragraph" style:parent-style-name="Text_20_body" style:list-style-name="L1">
      <style:text-properties officeooo:rsid="0117b5aa" officeooo:paragraph-rsid="0117b5aa"/>
    </style:style>
    <style:style style:name="P121" style:family="paragraph" style:parent-style-name="Text_20_body" style:list-style-name="L1">
      <style:text-properties officeooo:rsid="01185777" officeooo:paragraph-rsid="01185777"/>
    </style:style>
    <style:style style:name="P122" style:family="paragraph" style:parent-style-name="Text_20_body" style:list-style-name="L2">
      <style:text-properties fo:font-style="normal" officeooo:rsid="036a9ec3" officeooo:paragraph-rsid="036a9ec3" style:font-style-asian="normal" style:font-style-complex="normal"/>
    </style:style>
    <style:style style:name="P123" style:family="paragraph" style:parent-style-name="Text_20_body" style:list-style-name="L2">
      <style:text-properties fo:font-style="normal" officeooo:rsid="036c61ef" officeooo:paragraph-rsid="036c61ef" style:font-style-asian="normal" style:font-style-complex="normal"/>
    </style:style>
    <style:style style:name="P124" style:family="paragraph" style:parent-style-name="Text_20_body" style:list-style-name="L2">
      <style:text-properties officeooo:rsid="036a9ec3" officeooo:paragraph-rsid="036a9ec3"/>
    </style:style>
    <style:style style:name="P125" style:family="paragraph" style:parent-style-name="Text_20_body" style:list-style-name="L2">
      <style:text-properties officeooo:rsid="036c61ef" officeooo:paragraph-rsid="036c61ef"/>
    </style:style>
    <style:style style:name="P126" style:family="paragraph" style:parent-style-name="Text_20_body" style:list-style-name="L3">
      <style:text-properties fo:font-size="8pt" officeooo:rsid="036a9ec3" officeooo:paragraph-rsid="036db0fd" style:font-size-asian="8pt" style:font-size-complex="8pt"/>
    </style:style>
    <style:style style:name="P127" style:family="paragraph" style:parent-style-name="Text_20_body" style:list-style-name="L3">
      <style:text-properties fo:font-size="8pt" officeooo:rsid="036a9ec3" officeooo:paragraph-rsid="03795a72" style:font-size-asian="8pt" style:font-size-complex="8pt"/>
    </style:style>
    <style:style style:name="P128" style:family="paragraph" style:parent-style-name="Text_20_body" style:list-style-name="L3">
      <style:text-properties fo:font-size="8pt" officeooo:rsid="036a9ec3" officeooo:paragraph-rsid="03739520" style:font-size-asian="8pt" style:font-size-complex="8pt"/>
    </style:style>
    <style:style style:name="P129" style:family="paragraph" style:parent-style-name="Text_20_body" style:list-style-name="L3">
      <style:text-properties fo:font-size="8pt" officeooo:rsid="036c61ef" officeooo:paragraph-rsid="037ae11e" style:font-size-asian="8pt" style:font-size-complex="8pt"/>
    </style:style>
    <style:style style:name="P130" style:family="paragraph" style:parent-style-name="Text_20_body" style:list-style-name="L3">
      <style:text-properties fo:font-size="8pt" officeooo:rsid="036c61ef" officeooo:paragraph-rsid="036db0fd" style:font-size-asian="8pt" style:font-size-complex="8pt"/>
    </style:style>
    <style:style style:name="P131" style:family="paragraph" style:parent-style-name="Text_20_body" style:list-style-name="L3">
      <style:text-properties fo:font-size="8pt" officeooo:rsid="036c61ef" officeooo:paragraph-rsid="037b87bf" style:font-size-asian="8pt" style:font-size-complex="8pt"/>
    </style:style>
    <style:style style:name="P132" style:family="paragraph" style:parent-style-name="Text_20_body">
      <style:text-properties officeooo:rsid="0073d5f4" officeooo:paragraph-rsid="0073d5f4"/>
    </style:style>
    <style:style style:name="P133" style:family="paragraph" style:parent-style-name="Text_20_body">
      <style:text-properties officeooo:paragraph-rsid="00730e89"/>
    </style:style>
    <style:style style:name="P134" style:family="paragraph" style:parent-style-name="Text_20_body">
      <style:text-properties officeooo:rsid="007022e9" officeooo:paragraph-rsid="007022e9"/>
    </style:style>
    <style:style style:name="P135" style:family="paragraph" style:parent-style-name="Text_20_body">
      <style:text-properties officeooo:rsid="00adc141" officeooo:paragraph-rsid="00979aae"/>
    </style:style>
    <style:style style:name="P136" style:family="paragraph" style:parent-style-name="Text_20_body">
      <style:text-properties officeooo:rsid="03a04530" officeooo:paragraph-rsid="03a04530"/>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officeooo:rsid="03beeb3f" style:font-size-asian="10.5pt"/>
    </style:style>
    <style:style style:name="T72" style:family="text">
      <style:text-properties style:font-name="Verdana1" officeooo:rsid="03c3f234" style:font-size-asian="10.5pt"/>
    </style:style>
    <style:style style:name="T73" style:family="text">
      <style:text-properties style:font-name="Verdana1" officeooo:rsid="03c553d0" style:font-size-asian="10.5pt"/>
    </style:style>
    <style:style style:name="T74" style:family="text">
      <style:text-properties style:font-name="Verdana1" officeooo:rsid="03c5a633" style:font-size-asian="10.5pt"/>
    </style:style>
    <style:style style:name="T75" style:family="text">
      <style:text-properties style:font-name="Verdana1" officeooo:rsid="03c71cbd" style:font-size-asian="10.5pt"/>
    </style:style>
    <style:style style:name="T76" style:family="text">
      <style:text-properties style:font-name="Verdana1" officeooo:rsid="03c8af9e" style:font-size-asian="10.5pt"/>
    </style:style>
    <style:style style:name="T77" style:family="text">
      <style:text-properties style:font-name="Verdana1" officeooo:rsid="03cd9f81" style:font-size-asian="10.5pt"/>
    </style:style>
    <style:style style:name="T78" style:family="text">
      <style:text-properties style:font-name="Verdana1" officeooo:rsid="03d06396" style:font-size-asian="10.5pt"/>
    </style:style>
    <style:style style:name="T79" style:family="text">
      <style:text-properties style:font-name="Verdana1" officeooo:rsid="03d49072" style:font-size-asian="10.5pt"/>
    </style:style>
    <style:style style:name="T80" style:family="text">
      <style:text-properties style:font-name="Verdana1" officeooo:rsid="03d5f979" style:font-size-asian="10.5pt"/>
    </style:style>
    <style:style style:name="T81" style:family="text">
      <style:text-properties style:font-name="Verdana1" officeooo:rsid="03d72cf7" style:font-size-asian="10.5pt"/>
    </style:style>
    <style:style style:name="T82" style:family="text">
      <style:text-properties style:font-name="Verdana1" fo:font-style="normal" style:font-size-asian="10.5pt" style:font-style-asian="normal" style:font-style-complex="normal"/>
    </style:style>
    <style:style style:name="T83" style:family="text">
      <style:text-properties officeooo:rsid="00ba36d3"/>
    </style:style>
    <style:style style:name="T84" style:family="text">
      <style:text-properties officeooo:rsid="00fb24c9"/>
    </style:style>
    <style:style style:name="T85" style:family="text">
      <style:text-properties officeooo:rsid="01016188"/>
    </style:style>
    <style:style style:name="T86" style:family="text">
      <style:text-properties officeooo:rsid="010cd24c"/>
    </style:style>
    <style:style style:name="T87" style:family="text">
      <style:text-properties officeooo:rsid="01123e3a"/>
    </style:style>
    <style:style style:name="T88" style:family="text">
      <style:text-properties officeooo:rsid="01185777"/>
    </style:style>
    <style:style style:name="T89" style:family="text">
      <style:text-properties officeooo:rsid="011a47cc"/>
    </style:style>
    <style:style style:name="T90" style:family="text">
      <style:text-properties fo:font-weight="bold" style:font-weight-asian="bold" style:font-weight-complex="bold"/>
    </style:style>
    <style:style style:name="T91" style:family="text">
      <style:text-properties fo:font-weight="bold" officeooo:rsid="010b9090" style:font-weight-asian="bold" style:font-weight-complex="bold"/>
    </style:style>
    <style:style style:name="T92" style:family="text">
      <style:text-properties fo:font-weight="bold" officeooo:rsid="01185777" style:font-weight-asian="bold" style:font-weight-complex="bold"/>
    </style:style>
    <style:style style:name="T93" style:family="text">
      <style:text-properties officeooo:rsid="01211624"/>
    </style:style>
    <style:style style:name="T94" style:family="text">
      <style:text-properties officeooo:rsid="013bbdd1"/>
    </style:style>
    <style:style style:name="T95" style:family="text">
      <style:text-properties officeooo:rsid="013d4ddc"/>
    </style:style>
    <style:style style:name="T96" style:family="text">
      <style:text-properties officeooo:rsid="014f8ec5"/>
    </style:style>
    <style:style style:name="T97" style:family="text">
      <style:text-properties officeooo:rsid="01516e76"/>
    </style:style>
    <style:style style:name="T98" style:family="text">
      <style:text-properties officeooo:rsid="01550f4e"/>
    </style:style>
    <style:style style:name="T99" style:family="text">
      <style:text-properties officeooo:rsid="01558f93"/>
    </style:style>
    <style:style style:name="T100" style:family="text">
      <style:text-properties officeooo:rsid="015ac595"/>
    </style:style>
    <style:style style:name="T101" style:family="text">
      <style:text-properties officeooo:rsid="0160626e"/>
    </style:style>
    <style:style style:name="T102" style:family="text">
      <style:text-properties officeooo:rsid="018a6e59"/>
    </style:style>
    <style:style style:name="T103" style:family="text">
      <style:text-properties officeooo:rsid="01acb87b"/>
    </style:style>
    <style:style style:name="T104" style:family="text">
      <style:text-properties officeooo:rsid="01ad2b35"/>
    </style:style>
    <style:style style:name="T105" style:family="text">
      <style:text-properties officeooo:rsid="01af2f77"/>
    </style:style>
    <style:style style:name="T106" style:family="text">
      <style:text-properties officeooo:rsid="01ea4c44"/>
    </style:style>
    <style:style style:name="T107" style:family="text">
      <style:text-properties officeooo:rsid="01edf8ec"/>
    </style:style>
    <style:style style:name="T108" style:family="text">
      <style:text-properties officeooo:rsid="02011d52"/>
    </style:style>
    <style:style style:name="T109" style:family="text">
      <style:text-properties officeooo:rsid="02361fb2"/>
    </style:style>
    <style:style style:name="T110" style:family="text">
      <style:text-properties officeooo:rsid="024be38e"/>
    </style:style>
    <style:style style:name="T111" style:family="text">
      <style:text-properties officeooo:rsid="026018c0"/>
    </style:style>
    <style:style style:name="T112" style:family="text">
      <style:text-properties officeooo:rsid="026fddde"/>
    </style:style>
    <style:style style:name="T113" style:family="text">
      <style:text-properties officeooo:rsid="028813e6"/>
    </style:style>
    <style:style style:name="T114" style:family="text">
      <style:text-properties officeooo:rsid="02899701"/>
    </style:style>
    <style:style style:name="T115" style:family="text">
      <style:text-properties officeooo:rsid="02978e0c"/>
    </style:style>
    <style:style style:name="T116" style:family="text">
      <style:text-properties officeooo:rsid="02b95ad5"/>
    </style:style>
    <style:style style:name="T117" style:family="text">
      <style:text-properties officeooo:rsid="02c5b025"/>
    </style:style>
    <style:style style:name="T118" style:family="text">
      <style:text-properties officeooo:rsid="02ce1113"/>
    </style:style>
    <style:style style:name="T119" style:family="text">
      <style:text-properties officeooo:rsid="02d55613"/>
    </style:style>
    <style:style style:name="T120" style:family="text">
      <style:text-properties officeooo:rsid="02db670f"/>
    </style:style>
    <style:style style:name="T121" style:family="text">
      <style:text-properties officeooo:rsid="02dd5e5b"/>
    </style:style>
    <style:style style:name="T122" style:family="text">
      <style:text-properties officeooo:rsid="02e84631"/>
    </style:style>
    <style:style style:name="T123" style:family="text">
      <style:text-properties officeooo:rsid="02edb30b"/>
    </style:style>
    <style:style style:name="T124" style:family="text">
      <style:text-properties officeooo:rsid="02ef731a"/>
    </style:style>
    <style:style style:name="T125" style:family="text">
      <style:text-properties officeooo:rsid="030a8508"/>
    </style:style>
    <style:style style:name="T126" style:family="text">
      <style:text-properties officeooo:rsid="03267268"/>
    </style:style>
    <style:style style:name="T127" style:family="text">
      <style:text-properties officeooo:rsid="032eb382"/>
    </style:style>
    <style:style style:name="T128" style:family="text">
      <style:text-properties officeooo:rsid="0330c733"/>
    </style:style>
    <style:style style:name="T129" style:family="text">
      <style:text-properties officeooo:rsid="03452ea8"/>
    </style:style>
    <style:style style:name="T130" style:family="text">
      <style:text-properties officeooo:rsid="0350f178"/>
    </style:style>
    <style:style style:name="T131" style:family="text">
      <style:text-properties officeooo:rsid="035b25cc"/>
    </style:style>
    <style:style style:name="T132" style:family="text">
      <style:text-properties officeooo:rsid="035d4f71"/>
    </style:style>
    <style:style style:name="T133"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34" style:family="text">
      <style:text-properties officeooo:rsid="035e4bd2"/>
    </style:style>
    <style:style style:name="T135" style:family="text">
      <style:text-properties officeooo:rsid="0365d963"/>
    </style:style>
    <style:style style:name="T136" style:family="text">
      <style:text-properties officeooo:rsid="0368ab76"/>
    </style:style>
    <style:style style:name="T137" style:family="text">
      <style:text-properties fo:font-style="italic" style:font-style-asian="italic" style:font-style-complex="italic"/>
    </style:style>
    <style:style style:name="T138" style:family="text">
      <style:text-properties fo:font-style="normal" style:font-style-asian="normal" style:font-style-complex="normal"/>
    </style:style>
    <style:style style:name="T139" style:family="text">
      <style:text-properties fo:font-style="normal" officeooo:rsid="036a1a98" style:font-style-asian="normal" style:font-style-complex="normal"/>
    </style:style>
    <style:style style:name="T140" style:family="text">
      <style:text-properties fo:font-style="normal" officeooo:rsid="036db0fd" style:font-style-asian="normal" style:font-style-complex="normal"/>
    </style:style>
    <style:style style:name="T141" style:family="text">
      <style:text-properties fo:font-style="normal" officeooo:rsid="037175d2" style:font-style-asian="normal" style:font-style-complex="normal"/>
    </style:style>
    <style:style style:name="T142" style:family="text">
      <style:text-properties fo:font-style="normal" officeooo:rsid="0372dd9e" style:font-style-asian="normal" style:font-style-complex="normal"/>
    </style:style>
    <style:style style:name="T143" style:family="text">
      <style:text-properties fo:font-style="normal" officeooo:rsid="03778314" style:font-style-asian="normal" style:font-style-complex="normal"/>
    </style:style>
    <style:style style:name="T144" style:family="text">
      <style:text-properties fo:font-style="normal" officeooo:rsid="037b68bc" style:font-style-asian="normal" style:font-style-complex="normal"/>
    </style:style>
    <style:style style:name="T145" style:family="text">
      <style:text-properties fo:font-style="normal" officeooo:rsid="037db659" style:font-style-asian="normal" style:font-style-complex="normal"/>
    </style:style>
    <style:style style:name="T146" style:family="text">
      <style:text-properties fo:font-style="normal" officeooo:rsid="037e50fd" style:font-style-asian="normal" style:font-style-complex="normal"/>
    </style:style>
    <style:style style:name="T147" style:family="text">
      <style:text-properties fo:font-style="normal" officeooo:rsid="03825080" style:font-style-asian="normal" style:font-style-complex="normal"/>
    </style:style>
    <style:style style:name="T148" style:family="text">
      <style:text-properties fo:font-style="normal" officeooo:rsid="0384b685" style:font-style-asian="normal" style:font-style-complex="normal"/>
    </style:style>
    <style:style style:name="T149" style:family="text">
      <style:text-properties fo:font-style="normal" officeooo:rsid="03859da7" style:font-style-asian="normal" style:font-style-complex="normal"/>
    </style:style>
    <style:style style:name="T150" style:family="text">
      <style:text-properties fo:font-style="normal" officeooo:rsid="00979aae" style:font-style-asian="normal" style:font-style-complex="normal"/>
    </style:style>
    <style:style style:name="T151" style:family="text">
      <style:text-properties fo:font-size="8pt" fo:font-style="normal" style:font-size-asian="8pt" style:font-style-asian="normal" style:font-size-complex="8pt" style:font-style-complex="normal"/>
    </style:style>
    <style:style style:name="T152" style:family="text">
      <style:text-properties fo:font-size="8pt" fo:font-style="normal" officeooo:rsid="03778314" style:font-size-asian="8pt" style:font-style-asian="normal" style:font-size-complex="8pt" style:font-style-complex="normal"/>
    </style:style>
    <style:style style:name="T153" style:family="text">
      <style:text-properties fo:font-size="8pt" fo:font-style="normal" officeooo:rsid="037e50fd" style:font-size-asian="8pt" style:font-style-asian="normal" style:font-size-complex="8pt" style:font-style-complex="normal"/>
    </style:style>
    <style:style style:name="T154" style:family="text">
      <style:text-properties fo:font-size="8pt" fo:font-style="normal" officeooo:rsid="0372dd9e" style:font-size-asian="8pt" style:font-style-asian="normal" style:font-size-complex="8pt" style:font-style-complex="normal"/>
    </style:style>
    <style:style style:name="T155" style:family="text">
      <style:text-properties officeooo:rsid="0386a352"/>
    </style:style>
    <style:style style:name="T156" style:family="text">
      <style:text-properties officeooo:rsid="03a10240"/>
    </style:style>
    <style:style style:name="T157" style:family="text">
      <style:text-properties officeooo:rsid="03ae821a"/>
    </style:style>
    <style:style style:name="T158" style:family="text">
      <style:text-properties officeooo:rsid="03dacf2c"/>
    </style:style>
    <style:style style:name="T159" style:family="text">
      <style:text-properties officeooo:rsid="03f1ae3b"/>
    </style:style>
    <style:style style:name="T160" style:family="text">
      <style:text-properties officeooo:rsid="03f99afd"/>
    </style:style>
    <style:style style:name="T161" style:family="text">
      <style:text-properties officeooo:rsid="03f9aadb"/>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15053856" text:id="ct415053856">
          <text:deletion>
            <office:change-info>
              <dc:creator>Todd Vance</dc:creator>
              <dc:date>2016-09-23T11:00:00</dc:date>
            </office:change-info>
            <text:p text:style-name="P1"><text:span text:style-name="T1">Name of the Game</text:span></text:p>
          </text:deletion>
        </text:changed-region>
        <text:changed-region xml:id="ct415054936" text:id="ct415054936">
          <text:insertion>
            <office:change-info>
              <dc:creator>Todd Vance</dc:creator>
              <dc:date>2016-12-16T10:36:00</dc:date>
            </office:change-info>
          </text:insertion>
        </text:changed-region>
        <text:changed-region xml:id="ct415054336" text:id="ct415054336">
          <text:deletion>
            <office:change-info>
              <dc:creator>Todd Vance</dc:creator>
              <dc:date>2016-09-23T11:00:00</dc:date>
            </office:change-info>
            <text:p text:style-name="P2">Game Design Document <text:span text:style-name="T2">Version 0.9</text:span></text:p>
          </text:deletion>
        </text:changed-region>
        <text:changed-region xml:id="ct415053736" text:id="ct415053736">
          <text:insertion>
            <office:change-info>
              <dc:creator>Todd Vance</dc:creator>
              <dc:date>2016-09-23T11:00:00</dc:date>
            </office:change-info>
          </text:insertion>
        </text:changed-region>
        <text:changed-region xml:id="ct415052416" text:id="ct415052416">
          <text:deletion>
            <office:change-info>
              <dc:creator>Todd Vance</dc:creator>
              <dc:date>2016-12-16T13:20:00</dc:date>
            </office:change-info>
            <text:p text:style-name="P3">Put your tagline here</text:p>
          </text:deletion>
        </text:changed-region>
        <text:changed-region xml:id="ct415055176" text:id="ct415055176">
          <text:insertion>
            <office:change-info>
              <dc:creator>Todd Vance</dc:creator>
              <dc:date>2016-12-16T13:20:00</dc:date>
            </office:change-info>
          </text:insertion>
        </text:changed-region>
        <text:changed-region xml:id="ct415055416" text:id="ct415055416">
          <text:insertion>
            <office:change-info>
              <dc:creator>Todd Vance</dc:creator>
              <dc:date>2016-12-16T13:03:00</dc:date>
            </office:change-info>
          </text:insertion>
        </text:changed-region>
        <text:changed-region xml:id="ct415053016" text:id="ct415053016">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415055536" text:id="ct415055536">
          <text:insertion>
            <office:change-info>
              <dc:creator>Todd Vance</dc:creator>
              <dc:date>2016-12-16T10:36:00</dc:date>
            </office:change-info>
          </text:insertion>
        </text:changed-region>
        <text:changed-region xml:id="ct415055776" text:id="ct415055776">
          <text:insertion>
            <office:change-info>
              <dc:creator>Todd Vance</dc:creator>
              <dc:date>2016-12-16T10:37:00</dc:date>
            </office:change-info>
          </text:insertion>
        </text:changed-region>
        <text:changed-region xml:id="ct415055896" text:id="ct415055896">
          <text:insertion>
            <office:change-info>
              <dc:creator>Todd Vance</dc:creator>
              <dc:date>2016-12-16T10:38:00</dc:date>
            </office:change-info>
          </text:insertion>
        </text:changed-region>
        <text:changed-region xml:id="ct415054576" text:id="ct415054576">
          <text:insertion>
            <office:change-info>
              <dc:creator>Todd Vance</dc:creator>
              <dc:date>2016-12-16T10:40:00</dc:date>
            </office:change-info>
          </text:insertion>
        </text:changed-region>
        <text:changed-region xml:id="ct415052296" text:id="ct415052296">
          <text:insertion>
            <office:change-info>
              <dc:creator>Todd Vance</dc:creator>
              <dc:date>2016-12-16T10:41:00</dc:date>
            </office:change-info>
          </text:insertion>
        </text:changed-region>
        <text:changed-region xml:id="ct415053136" text:id="ct415053136">
          <text:insertion>
            <office:change-info>
              <dc:creator>Todd Vance</dc:creator>
              <dc:date>2016-12-16T10:42:00</dc:date>
            </office:change-info>
          </text:insertion>
        </text:changed-region>
        <text:changed-region xml:id="ct415055656" text:id="ct415055656">
          <text:insertion>
            <office:change-info>
              <dc:creator>Todd Vance</dc:creator>
              <dc:date>2016-12-16T10:45:00</dc:date>
            </office:change-info>
          </text:insertion>
        </text:changed-region>
        <text:changed-region xml:id="ct644245696" text:id="ct644245696">
          <text:insertion>
            <office:change-info>
              <dc:creator>Todd Vance</dc:creator>
              <dc:date>2016-12-16T10:46:00</dc:date>
            </office:change-info>
          </text:insertion>
        </text:changed-region>
        <text:changed-region xml:id="ct576956312" text:id="ct576956312">
          <text:insertion>
            <office:change-info>
              <dc:creator>Todd Vance</dc:creator>
              <dc:date>2016-12-17T12:40:00</dc:date>
            </office:change-info>
          </text:insertion>
        </text:changed-region>
        <text:changed-region xml:id="ct576956552" text:id="ct576956552">
          <text:insertion>
            <office:change-info>
              <dc:creator>Todd Vance</dc:creator>
              <dc:date>2016-12-16T10:46:00</dc:date>
            </office:change-info>
          </text:insertion>
        </text:changed-region>
        <text:changed-region xml:id="ct644247376" text:id="ct644247376">
          <text:insertion>
            <office:change-info>
              <dc:creator>Todd Vance</dc:creator>
              <dc:date>2016-12-16T10:47:00</dc:date>
            </office:change-info>
          </text:insertion>
        </text:changed-region>
        <text:changed-region xml:id="ct644247616" text:id="ct644247616">
          <text:insertion>
            <office:change-info>
              <dc:creator>Todd Vance</dc:creator>
              <dc:date>2016-12-16T10:48:00</dc:date>
            </office:change-info>
          </text:insertion>
        </text:changed-region>
        <text:changed-region xml:id="ct644248336" text:id="ct644248336">
          <text:insertion>
            <office:change-info>
              <dc:creator>Todd Vance</dc:creator>
              <dc:date>2016-12-16T10:49:00</dc:date>
            </office:change-info>
          </text:insertion>
        </text:changed-region>
        <text:changed-region xml:id="ct644245216" text:id="ct644245216">
          <text:insertion>
            <office:change-info>
              <dc:creator>Todd Vance</dc:creator>
              <dc:date>2016-12-16T10:50:00</dc:date>
            </office:change-info>
          </text:insertion>
        </text:changed-region>
        <text:changed-region xml:id="ct644244976" text:id="ct644244976">
          <text:insertion>
            <office:change-info>
              <dc:creator>Todd Vance</dc:creator>
              <dc:date>2016-12-16T10:51:00</dc:date>
            </office:change-info>
          </text:insertion>
        </text:changed-region>
        <text:changed-region xml:id="ct644248816" text:id="ct644248816">
          <text:insertion>
            <office:change-info>
              <dc:creator>Todd Vance</dc:creator>
              <dc:date>2016-12-16T12:39:00</dc:date>
            </office:change-info>
          </text:insertion>
        </text:changed-region>
        <text:changed-region xml:id="ct415052536" text:id="ct415052536">
          <text:insertion>
            <office:change-info>
              <dc:creator>Todd Vance</dc:creator>
              <dc:date>2016-12-16T10:52:00</dc:date>
            </office:change-info>
          </text:insertion>
        </text:changed-region>
        <text:changed-region xml:id="ct415052776" text:id="ct415052776">
          <text:insertion>
            <office:change-info>
              <dc:creator>Todd Vance</dc:creator>
              <dc:date>2016-12-16T10:53:00</dc:date>
            </office:change-info>
          </text:insertion>
        </text:changed-region>
        <text:changed-region xml:id="ct415052656" text:id="ct415052656">
          <text:insertion>
            <office:change-info>
              <dc:creator>Todd Vance</dc:creator>
              <dc:date>2016-12-16T10:54:00</dc:date>
            </office:change-info>
          </text:insertion>
        </text:changed-region>
        <text:changed-region xml:id="ct415056136" text:id="ct415056136">
          <text:insertion>
            <office:change-info>
              <dc:creator>Todd Vance</dc:creator>
              <dc:date>2016-12-16T10:55:00</dc:date>
            </office:change-info>
          </text:insertion>
        </text:changed-region>
        <text:changed-region xml:id="ct415053376" text:id="ct415053376">
          <text:insertion>
            <office:change-info>
              <dc:creator>Todd Vance</dc:creator>
              <dc:date>2016-12-16T10:56:00</dc:date>
            </office:change-info>
          </text:insertion>
        </text:changed-region>
        <text:changed-region xml:id="ct415053256" text:id="ct415053256">
          <text:insertion>
            <office:change-info>
              <dc:creator>Todd Vance</dc:creator>
              <dc:date>2016-12-16T10:57:00</dc:date>
            </office:change-info>
          </text:insertion>
        </text:changed-region>
        <text:changed-region xml:id="ct415053496" text:id="ct415053496">
          <text:insertion>
            <office:change-info>
              <dc:creator>Todd Vance</dc:creator>
              <dc:date>2016-12-16T11:07:00</dc:date>
            </office:change-info>
          </text:insertion>
        </text:changed-region>
        <text:changed-region xml:id="ct644248096" text:id="ct644248096">
          <text:insertion>
            <office:change-info>
              <dc:creator>Todd Vance</dc:creator>
              <dc:date>2016-12-16T11:08:00</dc:date>
            </office:change-info>
          </text:insertion>
        </text:changed-region>
        <text:changed-region xml:id="ct412872952" text:id="ct412872952">
          <text:insertion>
            <office:change-info>
              <dc:creator>Todd Vance</dc:creator>
              <dc:date>2016-12-16T13:19:00</dc:date>
            </office:change-info>
          </text:insertion>
        </text:changed-region>
        <text:changed-region xml:id="ct412872592" text:id="ct412872592">
          <text:insertion>
            <office:change-info>
              <dc:creator>Todd Vance</dc:creator>
              <dc:date>2016-12-16T11:08:00</dc:date>
            </office:change-info>
          </text:insertion>
        </text:changed-region>
        <text:changed-region xml:id="ct412871152" text:id="ct412871152">
          <text:insertion>
            <office:change-info>
              <dc:creator>Todd Vance</dc:creator>
              <dc:date>2016-12-16T11:09:00</dc:date>
            </office:change-info>
          </text:insertion>
        </text:changed-region>
        <text:changed-region xml:id="ct412872112" text:id="ct412872112">
          <text:insertion>
            <office:change-info>
              <dc:creator>Todd Vance</dc:creator>
              <dc:date>2016-12-16T11:10:00</dc:date>
            </office:change-info>
          </text:insertion>
        </text:changed-region>
        <text:changed-region xml:id="ct412872232" text:id="ct412872232">
          <text:insertion>
            <office:change-info>
              <dc:creator>Todd Vance</dc:creator>
              <dc:date>2016-12-16T11:11:00</dc:date>
            </office:change-info>
          </text:insertion>
        </text:changed-region>
        <text:changed-region xml:id="ct412870552" text:id="ct412870552">
          <text:insertion>
            <office:change-info>
              <dc:creator>Todd Vance</dc:creator>
              <dc:date>2016-12-16T11:12:00</dc:date>
            </office:change-info>
          </text:insertion>
        </text:changed-region>
        <text:changed-region xml:id="ct412871512" text:id="ct412871512">
          <text:insertion>
            <office:change-info>
              <dc:creator>Todd Vance</dc:creator>
              <dc:date>2016-12-16T11:13:00</dc:date>
            </office:change-info>
          </text:insertion>
        </text:changed-region>
        <text:changed-region xml:id="ct412871272" text:id="ct412871272">
          <text:insertion>
            <office:change-info>
              <dc:creator>Todd Vance</dc:creator>
              <dc:date>2016-12-16T11:14:00</dc:date>
            </office:change-info>
          </text:insertion>
        </text:changed-region>
        <text:changed-region xml:id="ct615609640" text:id="ct615609640">
          <text:insertion>
            <office:change-info>
              <dc:creator>Todd Vance</dc:creator>
              <dc:date>2016-12-17T12:56:00</dc:date>
            </office:change-info>
          </text:insertion>
        </text:changed-region>
        <text:changed-region xml:id="ct615609400" text:id="ct615609400">
          <text:insertion>
            <office:change-info>
              <dc:creator>Todd Vance</dc:creator>
              <dc:date>2016-12-16T11:14:00</dc:date>
            </office:change-info>
          </text:insertion>
        </text:changed-region>
        <text:changed-region xml:id="ct615609160" text:id="ct615609160">
          <text:insertion>
            <office:change-info>
              <dc:creator>Todd Vance</dc:creator>
              <dc:date>2016-12-17T12:57:00</dc:date>
            </office:change-info>
          </text:insertion>
        </text:changed-region>
        <text:changed-region xml:id="ct615609880" text:id="ct615609880">
          <text:insertion>
            <office:change-info>
              <dc:creator>Todd Vance</dc:creator>
              <dc:date>2016-12-16T11:14:00</dc:date>
            </office:change-info>
          </text:insertion>
        </text:changed-region>
        <text:changed-region xml:id="ct412870672" text:id="ct412870672">
          <text:insertion>
            <office:change-info>
              <dc:creator>Todd Vance</dc:creator>
              <dc:date>2016-12-16T13:10:00</dc:date>
            </office:change-info>
          </text:insertion>
        </text:changed-region>
        <text:changed-region xml:id="ct412873072" text:id="ct412873072">
          <text:insertion>
            <office:change-info>
              <dc:creator>Todd Vance</dc:creator>
              <dc:date>2016-12-16T11:14:00</dc:date>
            </office:change-info>
          </text:insertion>
        </text:changed-region>
        <text:changed-region xml:id="ct412871392" text:id="ct412871392">
          <text:insertion>
            <office:change-info>
              <dc:creator>Todd Vance</dc:creator>
              <dc:date>2016-12-16T11:51:00</dc:date>
            </office:change-info>
          </text:insertion>
        </text:changed-region>
        <text:changed-region xml:id="ct412871632" text:id="ct412871632">
          <text:insertion>
            <office:change-info>
              <dc:creator>Todd Vance</dc:creator>
              <dc:date>2016-12-16T11:52:00</dc:date>
            </office:change-info>
          </text:insertion>
        </text:changed-region>
        <text:changed-region xml:id="ct412872352" text:id="ct412872352">
          <text:insertion>
            <office:change-info>
              <dc:creator>Todd Vance</dc:creator>
              <dc:date>2016-12-16T11:53:00</dc:date>
            </office:change-info>
          </text:insertion>
        </text:changed-region>
        <text:changed-region xml:id="ct412874032" text:id="ct412874032">
          <text:insertion>
            <office:change-info>
              <dc:creator>Todd Vance</dc:creator>
              <dc:date>2016-12-16T11:54:00</dc:date>
            </office:change-info>
          </text:insertion>
        </text:changed-region>
        <text:changed-region xml:id="ct412870912" text:id="ct412870912">
          <text:insertion>
            <office:change-info>
              <dc:creator>Todd Vance</dc:creator>
              <dc:date>2016-12-16T11:55:00</dc:date>
            </office:change-info>
          </text:insertion>
        </text:changed-region>
        <text:changed-region xml:id="ct412872472" text:id="ct412872472">
          <text:insertion>
            <office:change-info>
              <dc:creator>Todd Vance</dc:creator>
              <dc:date>2016-12-16T12:01:00</dc:date>
            </office:change-info>
          </text:insertion>
        </text:changed-region>
        <text:changed-region xml:id="ct412873912" text:id="ct412873912">
          <text:insertion>
            <office:change-info>
              <dc:creator>Todd Vance</dc:creator>
              <dc:date>2016-12-16T11:55:00</dc:date>
            </office:change-info>
          </text:insertion>
        </text:changed-region>
        <text:changed-region xml:id="ct412873792" text:id="ct412873792">
          <text:insertion>
            <office:change-info>
              <dc:creator>Todd Vance</dc:creator>
              <dc:date>2016-12-16T11:56:00</dc:date>
            </office:change-info>
          </text:insertion>
        </text:changed-region>
        <text:changed-region xml:id="ct412874152" text:id="ct412874152">
          <text:insertion>
            <office:change-info>
              <dc:creator>Todd Vance</dc:creator>
              <dc:date>2016-12-16T11:57:00</dc:date>
            </office:change-info>
          </text:insertion>
        </text:changed-region>
        <text:changed-region xml:id="ct412871032" text:id="ct412871032">
          <text:insertion>
            <office:change-info>
              <dc:creator>Todd Vance</dc:creator>
              <dc:date>2016-12-16T11:58:00</dc:date>
            </office:change-info>
          </text:insertion>
        </text:changed-region>
        <text:changed-region xml:id="ct412874272" text:id="ct412874272">
          <text:insertion>
            <office:change-info>
              <dc:creator>Todd Vance</dc:creator>
              <dc:date>2016-12-16T11:59:00</dc:date>
            </office:change-info>
          </text:insertion>
        </text:changed-region>
        <text:changed-region xml:id="ct412874392" text:id="ct412874392">
          <text:insertion>
            <office:change-info>
              <dc:creator>Todd Vance</dc:creator>
              <dc:date>2016-12-16T12:00:00</dc:date>
            </office:change-info>
          </text:insertion>
        </text:changed-region>
        <text:changed-region xml:id="ct412870792" text:id="ct412870792">
          <text:insertion>
            <office:change-info>
              <dc:creator>Todd Vance</dc:creator>
              <dc:date>2016-12-16T12:01:00</dc:date>
            </office:change-info>
          </text:insertion>
        </text:changed-region>
        <text:changed-region xml:id="ct412897072" text:id="ct412897072">
          <text:insertion>
            <office:change-info>
              <dc:creator>Todd Vance</dc:creator>
              <dc:date>2016-12-16T12:02:00</dc:date>
            </office:change-info>
          </text:insertion>
        </text:changed-region>
        <text:changed-region xml:id="ct412897552" text:id="ct412897552">
          <text:insertion>
            <office:change-info>
              <dc:creator>Todd Vance</dc:creator>
              <dc:date>2016-12-16T12:03:00</dc:date>
            </office:change-info>
          </text:insertion>
        </text:changed-region>
        <text:changed-region xml:id="ct412896592" text:id="ct412896592">
          <text:insertion>
            <office:change-info>
              <dc:creator>Todd Vance</dc:creator>
              <dc:date>2016-12-16T12:04:00</dc:date>
            </office:change-info>
          </text:insertion>
        </text:changed-region>
        <text:changed-region xml:id="ct412895512" text:id="ct412895512">
          <text:insertion>
            <office:change-info>
              <dc:creator>Todd Vance</dc:creator>
              <dc:date>2016-12-16T12:05:00</dc:date>
            </office:change-info>
          </text:insertion>
        </text:changed-region>
        <text:changed-region xml:id="ct412896472" text:id="ct412896472">
          <text:insertion>
            <office:change-info>
              <dc:creator>Todd Vance</dc:creator>
              <dc:date>2016-12-16T12:06:00</dc:date>
            </office:change-info>
          </text:insertion>
        </text:changed-region>
        <text:changed-region xml:id="ct412897672" text:id="ct412897672">
          <text:insertion>
            <office:change-info>
              <dc:creator>Todd Vance</dc:creator>
              <dc:date>2016-12-16T12:07:00</dc:date>
            </office:change-info>
          </text:insertion>
        </text:changed-region>
        <text:changed-region xml:id="ct412895392" text:id="ct412895392">
          <text:insertion>
            <office:change-info>
              <dc:creator>Todd Vance</dc:creator>
              <dc:date>2016-12-16T12:23:00</dc:date>
            </office:change-info>
          </text:insertion>
        </text:changed-region>
        <text:changed-region xml:id="ct412898872" text:id="ct412898872">
          <text:insertion>
            <office:change-info>
              <dc:creator>Todd Vance</dc:creator>
              <dc:date>2016-12-16T12:24:00</dc:date>
            </office:change-info>
          </text:insertion>
        </text:changed-region>
        <text:changed-region xml:id="ct412896232" text:id="ct412896232">
          <text:insertion>
            <office:change-info>
              <dc:creator>Todd Vance</dc:creator>
              <dc:date>2016-12-16T12:25:00</dc:date>
            </office:change-info>
          </text:insertion>
        </text:changed-region>
        <text:changed-region xml:id="ct412898392" text:id="ct412898392">
          <text:insertion>
            <office:change-info>
              <dc:creator>Todd Vance</dc:creator>
              <dc:date>2016-12-16T12:58:00</dc:date>
            </office:change-info>
          </text:insertion>
        </text:changed-region>
        <text:changed-region xml:id="ct412896712" text:id="ct412896712">
          <text:insertion>
            <office:change-info>
              <dc:creator>Todd Vance</dc:creator>
              <dc:date>2016-12-16T12:56:00</dc:date>
            </office:change-info>
          </text:insertion>
        </text:changed-region>
        <text:changed-region xml:id="ct412895152" text:id="ct412895152">
          <text:insertion>
            <office:change-info>
              <dc:creator>Todd Vance</dc:creator>
              <dc:date>2016-12-16T12:57:00</dc:date>
            </office:change-info>
          </text:insertion>
        </text:changed-region>
        <text:changed-region xml:id="ct412897432" text:id="ct412897432">
          <text:insertion>
            <office:change-info>
              <dc:creator>Todd Vance</dc:creator>
              <dc:date>2016-12-16T12:58:00</dc:date>
            </office:change-info>
          </text:insertion>
        </text:changed-region>
        <text:changed-region xml:id="ct412896112" text:id="ct412896112">
          <text:insertion>
            <office:change-info>
              <dc:creator>Todd Vance</dc:creator>
              <dc:date>2016-12-16T12:59:00</dc:date>
            </office:change-info>
          </text:insertion>
        </text:changed-region>
        <text:changed-region xml:id="ct412895872" text:id="ct412895872">
          <text:insertion>
            <office:change-info>
              <dc:creator>Todd Vance</dc:creator>
              <dc:date>2016-12-16T20:05:00</dc:date>
            </office:change-info>
          </text:insertion>
        </text:changed-region>
        <text:changed-region xml:id="ct412898152" text:id="ct412898152">
          <text:insertion>
            <office:change-info>
              <dc:creator>Todd Vance</dc:creator>
              <dc:date>2016-12-16T20:06:00</dc:date>
            </office:change-info>
          </text:insertion>
        </text:changed-region>
        <text:changed-region xml:id="ct412896952" text:id="ct412896952">
          <text:insertion>
            <office:change-info>
              <dc:creator>Todd Vance</dc:creator>
              <dc:date>2016-12-16T20:08:00</dc:date>
            </office:change-info>
          </text:insertion>
        </text:changed-region>
        <text:changed-region xml:id="ct412897792" text:id="ct412897792">
          <text:insertion>
            <office:change-info>
              <dc:creator>Todd Vance</dc:creator>
              <dc:date>2016-12-16T20:10:00</dc:date>
            </office:change-info>
          </text:insertion>
        </text:changed-region>
        <text:changed-region xml:id="ct412895992" text:id="ct412895992">
          <text:insertion>
            <office:change-info>
              <dc:creator>Todd Vance</dc:creator>
              <dc:date>2016-12-16T20:12:00</dc:date>
            </office:change-info>
          </text:insertion>
        </text:changed-region>
        <text:changed-region xml:id="ct412895272" text:id="ct412895272">
          <text:insertion>
            <office:change-info>
              <dc:creator>Todd Vance</dc:creator>
              <dc:date>2016-12-16T20:13:00</dc:date>
            </office:change-info>
          </text:insertion>
        </text:changed-region>
        <text:changed-region xml:id="ct412898632" text:id="ct412898632">
          <text:insertion>
            <office:change-info>
              <dc:creator>Todd Vance</dc:creator>
              <dc:date>2016-12-16T20:14:00</dc:date>
            </office:change-info>
          </text:insertion>
        </text:changed-region>
        <text:changed-region xml:id="ct412895632" text:id="ct412895632">
          <text:insertion>
            <office:change-info>
              <dc:creator>Todd Vance</dc:creator>
              <dc:date>2016-12-16T20:15:00</dc:date>
            </office:change-info>
          </text:insertion>
        </text:changed-region>
        <text:changed-region xml:id="ct412896832" text:id="ct412896832">
          <text:insertion>
            <office:change-info>
              <dc:creator>Todd Vance</dc:creator>
              <dc:date>2016-12-16T20:41:00</dc:date>
            </office:change-info>
          </text:insertion>
        </text:changed-region>
        <text:changed-region xml:id="ct412898992" text:id="ct412898992">
          <text:insertion>
            <office:change-info>
              <dc:creator>Todd Vance</dc:creator>
              <dc:date>2016-12-16T20:15:00</dc:date>
            </office:change-info>
          </text:insertion>
        </text:changed-region>
        <text:changed-region xml:id="ct412897192" text:id="ct412897192">
          <text:insertion>
            <office:change-info>
              <dc:creator>Todd Vance</dc:creator>
              <dc:date>2016-12-16T20:46:00</dc:date>
            </office:change-info>
          </text:insertion>
        </text:changed-region>
        <text:changed-region xml:id="ct412897312" text:id="ct412897312">
          <text:insertion>
            <office:change-info>
              <dc:creator>Todd Vance</dc:creator>
              <dc:date>2016-12-16T20:15:00</dc:date>
            </office:change-info>
          </text:insertion>
        </text:changed-region>
        <text:changed-region xml:id="ct412898032" text:id="ct412898032">
          <text:insertion>
            <office:change-info>
              <dc:creator>Todd Vance</dc:creator>
              <dc:date>2016-12-16T20:46:00</dc:date>
            </office:change-info>
          </text:insertion>
        </text:changed-region>
        <text:changed-region xml:id="ct412898272" text:id="ct412898272">
          <text:insertion>
            <office:change-info>
              <dc:creator>Todd Vance</dc:creator>
              <dc:date>2016-12-16T20:15:00</dc:date>
            </office:change-info>
          </text:insertion>
        </text:changed-region>
        <text:changed-region xml:id="ct412897912" text:id="ct412897912">
          <text:insertion>
            <office:change-info>
              <dc:creator>Todd Vance</dc:creator>
              <dc:date>2016-12-16T20:50:00</dc:date>
            </office:change-info>
          </text:insertion>
        </text:changed-region>
        <text:changed-region xml:id="ct412895752" text:id="ct412895752">
          <text:insertion>
            <office:change-info>
              <dc:creator>Todd Vance</dc:creator>
              <dc:date>2016-12-16T20:15:00</dc:date>
            </office:change-info>
          </text:insertion>
        </text:changed-region>
        <text:changed-region xml:id="ct412898752" text:id="ct412898752">
          <text:insertion>
            <office:change-info>
              <dc:creator>Todd Vance</dc:creator>
              <dc:date>2016-12-16T20:28:00</dc:date>
            </office:change-info>
          </text:insertion>
        </text:changed-region>
        <text:changed-region xml:id="ct412896352" text:id="ct412896352">
          <text:insertion>
            <office:change-info>
              <dc:creator>Todd Vance</dc:creator>
              <dc:date>2016-12-16T20:29:00</dc:date>
            </office:change-info>
          </text:insertion>
        </text:changed-region>
        <text:changed-region xml:id="ct412937208" text:id="ct412937208">
          <text:insertion>
            <office:change-info>
              <dc:creator>Todd Vance</dc:creator>
              <dc:date>2016-12-16T20:30:00</dc:date>
            </office:change-info>
          </text:insertion>
        </text:changed-region>
        <text:changed-region xml:id="ct412937808" text:id="ct412937808">
          <text:insertion>
            <office:change-info>
              <dc:creator>Todd Vance</dc:creator>
              <dc:date>2016-12-17T10:20:00</dc:date>
            </office:change-info>
          </text:insertion>
        </text:changed-region>
        <text:changed-region xml:id="ct412935888" text:id="ct412935888">
          <text:insertion>
            <office:change-info>
              <dc:creator>Todd Vance</dc:creator>
              <dc:date>2016-12-17T10:21:00</dc:date>
            </office:change-info>
          </text:insertion>
        </text:changed-region>
        <text:changed-region xml:id="ct412937928" text:id="ct412937928">
          <text:insertion>
            <office:change-info>
              <dc:creator>Todd Vance</dc:creator>
              <dc:date>2016-12-17T10:22:00</dc:date>
            </office:change-info>
          </text:insertion>
        </text:changed-region>
        <text:changed-region xml:id="ct412938288" text:id="ct412938288">
          <text:insertion>
            <office:change-info>
              <dc:creator>Todd Vance</dc:creator>
              <dc:date>2016-12-17T10:23:00</dc:date>
            </office:change-info>
          </text:insertion>
        </text:changed-region>
        <text:changed-region xml:id="ct412939368" text:id="ct412939368">
          <text:insertion>
            <office:change-info>
              <dc:creator>Todd Vance</dc:creator>
              <dc:date>2016-12-17T10:24:00</dc:date>
            </office:change-info>
          </text:insertion>
        </text:changed-region>
        <text:changed-region xml:id="ct412938048" text:id="ct412938048">
          <text:insertion>
            <office:change-info>
              <dc:creator>Todd Vance</dc:creator>
              <dc:date>2016-12-17T10:25:00</dc:date>
            </office:change-info>
          </text:insertion>
        </text:changed-region>
        <text:changed-region xml:id="ct412936248" text:id="ct412936248">
          <text:insertion>
            <office:change-info>
              <dc:creator>Todd Vance</dc:creator>
              <dc:date>2016-12-17T10:26:00</dc:date>
            </office:change-info>
          </text:insertion>
        </text:changed-region>
        <text:changed-region xml:id="ct412937688" text:id="ct412937688">
          <text:insertion>
            <office:change-info>
              <dc:creator>Todd Vance</dc:creator>
              <dc:date>2016-12-17T10:27:00</dc:date>
            </office:change-info>
          </text:insertion>
        </text:changed-region>
        <text:changed-region xml:id="ct412937568" text:id="ct412937568">
          <text:insertion>
            <office:change-info>
              <dc:creator>Todd Vance</dc:creator>
              <dc:date>2016-12-17T10:30:00</dc:date>
            </office:change-info>
          </text:insertion>
        </text:changed-region>
        <text:changed-region xml:id="ct412938168" text:id="ct412938168">
          <text:insertion>
            <office:change-info>
              <dc:creator>Todd Vance</dc:creator>
              <dc:date>2016-12-17T10:31:00</dc:date>
            </office:change-info>
          </text:insertion>
        </text:changed-region>
        <text:changed-region xml:id="ct412938408" text:id="ct412938408">
          <text:insertion>
            <office:change-info>
              <dc:creator>Todd Vance</dc:creator>
              <dc:date>2016-12-17T10:32:00</dc:date>
            </office:change-info>
          </text:insertion>
        </text:changed-region>
        <text:changed-region xml:id="ct412938888" text:id="ct412938888">
          <text:insertion>
            <office:change-info>
              <dc:creator>Todd Vance</dc:creator>
              <dc:date>2016-12-17T10:33:00</dc:date>
            </office:change-info>
          </text:insertion>
        </text:changed-region>
        <text:changed-region xml:id="ct412938528" text:id="ct412938528">
          <text:insertion>
            <office:change-info>
              <dc:creator>Todd Vance</dc:creator>
              <dc:date>2016-12-17T10:34:00</dc:date>
            </office:change-info>
          </text:insertion>
        </text:changed-region>
        <text:changed-region xml:id="ct412938648" text:id="ct412938648">
          <text:insertion>
            <office:change-info>
              <dc:creator>Todd Vance</dc:creator>
              <dc:date>2016-12-17T10:35:00</dc:date>
            </office:change-info>
          </text:insertion>
        </text:changed-region>
        <text:changed-region xml:id="ct412936368" text:id="ct412936368">
          <text:insertion>
            <office:change-info>
              <dc:creator>Todd Vance</dc:creator>
              <dc:date>2016-12-17T10:36:00</dc:date>
            </office:change-info>
          </text:insertion>
        </text:changed-region>
        <text:changed-region xml:id="ct412938768" text:id="ct412938768">
          <text:insertion>
            <office:change-info>
              <dc:creator>Todd Vance</dc:creator>
              <dc:date>2016-12-17T10:37:00</dc:date>
            </office:change-info>
          </text:insertion>
        </text:changed-region>
        <text:changed-region xml:id="ct412939488" text:id="ct412939488">
          <text:insertion>
            <office:change-info>
              <dc:creator>Todd Vance</dc:creator>
              <dc:date>2016-12-17T10:38:00</dc:date>
            </office:change-info>
          </text:insertion>
        </text:changed-region>
        <text:changed-region xml:id="ct412936848" text:id="ct412936848">
          <text:insertion>
            <office:change-info>
              <dc:creator>Todd Vance</dc:creator>
              <dc:date>2016-12-17T10:39:00</dc:date>
            </office:change-info>
          </text:insertion>
        </text:changed-region>
        <text:changed-region xml:id="ct412936968" text:id="ct412936968">
          <text:insertion>
            <office:change-info>
              <dc:creator>Todd Vance</dc:creator>
              <dc:date>2016-12-17T10:40:00</dc:date>
            </office:change-info>
          </text:insertion>
        </text:changed-region>
        <text:changed-region xml:id="ct412937088" text:id="ct412937088">
          <text:insertion>
            <office:change-info>
              <dc:creator>Todd Vance</dc:creator>
              <dc:date>2016-12-17T10:41:00</dc:date>
            </office:change-info>
          </text:insertion>
        </text:changed-region>
        <text:changed-region xml:id="ct412937448" text:id="ct412937448">
          <text:insertion>
            <office:change-info>
              <dc:creator>Todd Vance</dc:creator>
              <dc:date>2016-12-17T10:42:00</dc:date>
            </office:change-info>
          </text:insertion>
        </text:changed-region>
        <text:changed-region xml:id="ct412939968" text:id="ct412939968">
          <text:insertion>
            <office:change-info>
              <dc:creator>Todd Vance</dc:creator>
              <dc:date>2016-12-17T10:43:00</dc:date>
            </office:change-info>
          </text:insertion>
        </text:changed-region>
        <text:changed-region xml:id="ct412939728" text:id="ct412939728">
          <text:insertion>
            <office:change-info>
              <dc:creator>Todd Vance</dc:creator>
              <dc:date>2016-12-17T10:44:00</dc:date>
            </office:change-info>
          </text:insertion>
        </text:changed-region>
        <text:changed-region xml:id="ct412939848" text:id="ct412939848">
          <text:insertion>
            <office:change-info>
              <dc:creator>Todd Vance</dc:creator>
              <dc:date>2016-12-17T10:47:00</dc:date>
            </office:change-info>
          </text:insertion>
        </text:changed-region>
        <text:changed-region xml:id="ct412935528" text:id="ct412935528">
          <text:insertion>
            <office:change-info>
              <dc:creator>Todd Vance</dc:creator>
              <dc:date>2016-12-17T10:45:00</dc:date>
            </office:change-info>
          </text:insertion>
        </text:changed-region>
        <text:changed-region xml:id="ct412934328" text:id="ct412934328">
          <text:insertion>
            <office:change-info>
              <dc:creator>Todd Vance</dc:creator>
              <dc:date>2016-12-17T10:46:00</dc:date>
            </office:change-info>
          </text:insertion>
        </text:changed-region>
        <text:changed-region xml:id="ct412933008" text:id="ct412933008">
          <text:insertion>
            <office:change-info>
              <dc:creator>Todd Vance</dc:creator>
              <dc:date>2016-12-17T10:47:00</dc:date>
            </office:change-info>
          </text:insertion>
        </text:changed-region>
        <text:changed-region xml:id="ct412934088" text:id="ct412934088">
          <text:insertion>
            <office:change-info>
              <dc:creator>Todd Vance</dc:creator>
              <dc:date>2016-12-17T10:49:00</dc:date>
            </office:change-info>
          </text:insertion>
        </text:changed-region>
        <text:changed-region xml:id="ct412932048" text:id="ct412932048">
          <text:insertion>
            <office:change-info>
              <dc:creator>Todd Vance</dc:creator>
              <dc:date>2016-12-17T10:51:00</dc:date>
            </office:change-info>
          </text:insertion>
        </text:changed-region>
        <text:changed-region xml:id="ct412932168" text:id="ct412932168">
          <text:insertion>
            <office:change-info>
              <dc:creator>Todd Vance</dc:creator>
              <dc:date>2016-12-17T10:52:00</dc:date>
            </office:change-info>
          </text:insertion>
        </text:changed-region>
        <text:changed-region xml:id="ct412934448" text:id="ct412934448">
          <text:insertion>
            <office:change-info>
              <dc:creator>Todd Vance</dc:creator>
              <dc:date>2016-12-17T10:53:00</dc:date>
            </office:change-info>
          </text:insertion>
        </text:changed-region>
        <text:changed-region xml:id="ct412934688" text:id="ct412934688">
          <text:insertion>
            <office:change-info>
              <dc:creator>Todd Vance</dc:creator>
              <dc:date>2016-12-17T10:54:00</dc:date>
            </office:change-info>
          </text:insertion>
        </text:changed-region>
        <text:changed-region xml:id="ct412932768" text:id="ct412932768">
          <text:insertion>
            <office:change-info>
              <dc:creator>Todd Vance</dc:creator>
              <dc:date>2016-12-17T10:55:00</dc:date>
            </office:change-info>
          </text:insertion>
        </text:changed-region>
        <text:changed-region xml:id="ct412934808" text:id="ct412934808">
          <text:insertion>
            <office:change-info>
              <dc:creator>Todd Vance</dc:creator>
              <dc:date>2016-12-17T10:56:00</dc:date>
            </office:change-info>
          </text:insertion>
        </text:changed-region>
        <text:changed-region xml:id="ct412934928" text:id="ct412934928">
          <text:insertion>
            <office:change-info>
              <dc:creator>Todd Vance</dc:creator>
              <dc:date>2016-12-17T1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415053856"/><text:change-start text:change-id="ct415054936"/>Game State Machine<text:change-end text:change-id="ct415054936"/></text:p>
      <text:p text:style-name="P2"><text:change text:change-id="ct415054336"/><text:change-start text:change-id="ct415053736"/>HowTo<text:change-end text:change-id="ct415053736"/></text:p>
      <text:p text:style-name="P3"><text:change text:change-id="ct415052416"/><text:change-start text:change-id="ct415055176"/>Build a framework for games <text:span text:style-name="T155">both </text:span>simple and complex<text:change-end text:change-id="ct415055176"/></text:p>
      <text:p text:style-name="Author">© 2016 Todd D. Vance</text:p>
      <text:p text:style-name="P78"><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80">The above copyright notice and this permission notice shall be included in all copies or substantial portions of the Software.</text:p>
      <text:p text:style-name="P8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9"/>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83"><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83"><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83"><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83"><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83"><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82"><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6</text:a></text:p>
          <text:p text:style-name="P83"><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83"><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83"><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83"><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9</text:a></text:p>
          <text:p text:style-name="P82"><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83"><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83"><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82"><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1</text:a></text:p>
          <text:p text:style-name="P83"><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2</text:a></text:p>
          <text:p text:style-name="P83"><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2</text:a></text:p>
          <text:p text:style-name="P83"><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2</text:a></text:p>
          <text:p text:style-name="P83"><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2</text:a></text:p>
          <text:p text:style-name="P83"><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2</text:a></text:p>
          <text:p text:style-name="P82"><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 Simple State Machine code</text:span></text:a><text:a xlink:type="simple" xlink:href="#__RefHeading___Toc112391_997189976" text:style-name="Index_20_Link" text:visited-style-name="Index_20_Link"><text:tab/>13</text:a></text:p>
          <text:p text:style-name="P82"><text:s/><text:a xlink:type="simple" xlink:href="#__RefHeading___Toc215151_997189976" text:style-name="Index_20_Link" text:visited-style-name="Index_20_Link"><text:s/>6 </text:a><text:a xlink:type="simple" xlink:href="#__RefHeading___Toc215151_997189976" text:style-name="Index_20_Link" text:visited-style-name="Index_20_Link"><text:span text:style-name="Strong_20_Emphasis">Appendix: Mathematical Definition of a Deterministic Finite Automaton</text:span></text:a><text:a xlink:type="simple" xlink:href="#__RefHeading___Toc215151_997189976" text:style-name="Index_20_Link" text:visited-style-name="Index_20_Link"><text:tab/>14</text:a></text:p>
        </text:index-body>
      </text:table-of-content>
      <text:h text:style-name="P4" text:outline-level="1" text:is-list-header="true"><text:change-start text:change-id="ct415055416"/></text:h>
      <text:h text:style-name="P4" text:outline-level="1"><text:bookmark-start text:name="__RefHeading___Toc740_997189976"/><text:change-end text:change-id="ct415055416"/><text:change text:change-id="ct415053016"/><text:change-start text:change-id="ct415055536"/>Introduction<text:bookmark-end text:name="__RefHeading___Toc740_997189976"/></text:h>
      <text:p text:style-name="P26"><text:change-end text:change-id="ct415055536"/><text:change-start text:change-id="ct415055776"/><text:span text:style-name="T7">A Finite State Machine, more technically called a Deterministic Finite Automaton</text:span><text:change-end text:change-id="ct415055776"/><text:change-start text:change-id="ct415055896"/><text:span text:style-name="T7"> is a theoretical concept that models a simple robot that follows simple rules: it is in a state; it receives an input; Based on the current state and the input, it does something, and it goes into a new state (or the same state again). <text:s/></text:span><text:change-end text:change-id="ct415055896"/><text:change-start text:change-id="ct415054576"/><text:span text:style-name="T7">It has been “invented” many times in many different forms over the centuries (Euclid’s straightedge and compass constructions are probably the earliest), but the most common model used in computer programming, similar to the one used here (we actually use a variant, called the Mealy model), was </text:span><text:change-end text:change-id="ct415054576"/><text:change-start text:change-id="ct415052296"/><text:span text:style-name="T7">first described in detail in the </text:span><text:soft-page-break/><text:span text:style-name="T7">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415052296"/><text:change-start text:change-id="ct415053136"/><text:s/><text:span text:style-name="T9">(A “Gedanken-experiment” is a thought experiment, done in the head instead of in a laboratory).</text:span></text:p>
      <text:p text:style-name="P135"><text:change-end text:change-id="ct415053136"/><text:change-start text:change-id="ct415055656"/>In real life, finite state machines occur in lots of everyday products, nowadays controlled by computers but in earlier times, controlled by a mechanical process. <text:s/><text:span text:style-name="T10">An example </text:span><text:change-end text:change-id="ct415055656"/><text:change-start text:change-id="ct644245696"/><text:span text:style-name="T10">would be a typical vending machine.</text:span></text:p>
      <text:h text:style-name="Heading_20_2" text:outline-level="2">Mouse Trap Model</text:h>
      <text:p text:style-name="P136">A very simple, mechanical example of a state machine is the standard mousetrap (not the modern techy humane ones<text:change-end text:change-id="ct644245696"/><text:change-start text:change-id="ct576956312"/>—<text:change-end text:change-id="ct576956312"/><text:change-start text:change-id="ct576956552"/>I don’t know how they work): it has two states, set, and unset. <text:s/>The inputs are mouse or no mouse, <text:span text:style-name="T156">or “set the trap”</text:span>. <text:s/>The behaviors are spring, or do nothing. <text:s/>If it is in the “unset” state, it does nothing, whether or not there is a mouse, and stays in the unset state. <text:s/>If it is in the “set” state, it springs if a mouse is present and goes to the unset state. <text:s/>If there is no mouse, it does nothing and remains in the set state. <text:s/><text:span text:style-name="T156">If it is unset and a human does “set the trap”, it goes to the set state. <text:s/>If it is set and the human does “set the trap”, this is really an error condition, and what actually happens might be that the trap springs and it goes to the unset state and the human learns his lesson.</text:span></text:p>
      <text:h text:style-name="Heading_20_2" text:outline-level="2"><text:bookmark-start text:name="__RefHeading___Toc33003_997189976"/>Vending Machine Model<text:bookmark-end text:name="__RefHeading___Toc33003_997189976"/></text:h>
      <text:p text:style-name="P27"><text:span text:style-name="T94">A typical</text:span> vending machine spends most of its time in the “Ready” state, with lights on and (at least for soft drinks) refrigeration running.<text:change-end text:change-id="ct576956552"/><text:change-start text:change-id="ct644247376"/></text:p>
      <text:p text:style-name="P28">The possible inputs are: press a product button (of which there are several), activ<text:span text:style-name="T95">ate</text:span> the “coin return” (though nowadays it returns bills too), <text:span text:style-name="T11">or insert coins (or bills). </text:span></text:p>
      <text:p text:style-name="P29"><text:change-end text:change-id="ct644247376"/><text:change-start text:change-id="ct644247616"/>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0"><text:change-end text:change-id="ct644247616"/><text:change-start text:change-id="ct644248336"/><text:soft-page-break/>When in the ready state, if you press the coin return, nothing happens. <text:s/>(<text:span text:style-name="T157">I</text:span>f something happens, such as money being returned, it means a previous customer walked away when the machine was<text:change-end text:change-id="ct644248336"/><text:change-start text:change-id="ct644245216"/> in a different state and lost their money).</text:p>
      <text:p text:style-name="P30"><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644245216"/><text:change-start text:change-id="ct644244976"/> state. <text:s/><text:span text:style-name="T13">(technically, there is additional state information here: the amount of money inserted so far).</text:span></text:p>
      <text:p text:style-name="P31">When in the waiting for selection state, if you insert money, the amount of money inserted increases but nothing else happens<text:change-end text:change-id="ct644244976"/><text:change-start text:change-id="ct644248816"/>.<text:change-end text:change-id="ct644248816"/><text:change-start text:change-id="ct415052536"/></text:p>
      <text:p text:style-name="P32">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3">When in the waiting for selection state, <text:span text:style-name="T83">if you press a product button, there are two possibilities: you </text:span><text:span text:style-name="T17">have inserted enough money for the product or you didn’t.</text:span><text:change-end text:change-id="ct415052536"/><text:change-start text:change-id="ct415052776"/><text:span text:style-name="T17"> <text:s/>If you inserted enough money, it goes to the Dispense state. <text:s/>Otherwise, you get some kind of error message and it stays in the Waiting for Selection state.</text:span></text:p>
      <text:p text:style-name="P34"><text:span text:style-name="T15">When in the dispense state: none of the inputs do anything. <text:s/>It just dispenses the product, </text:span><text:change-end text:change-id="ct415052776"/><text:change-start text:change-id="ct415052656"/><text:span text:style-name="T18">returns any change if any, and goes back to the Ready state.</text:span></text:p>
      <text:p text:style-name="P35"><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text:span><text:soft-page-break/><text:span text:style-name="T34">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415052656"/><text:change-start text:change-id="ct415056136"/><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6"><text:span text:style-name="T20">A </text:span><text:span text:style-name="T15">state machine has a finite set of “states” and a </text:span><text:span text:style-name="T21">set o</text:span><text:change-end text:change-id="ct415056136"/><text:change-start text:change-id="ct415053376"/><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415053376"/><text:change-start text:change-id="ct415053256"/><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415053256"/><text:change-start text:change-id="ct415053496"/><text:span text:style-name="T24">E</text:span><text:span text:style-name="T15">xercise: </text:span><text:span text:style-name="T42">Draw</text:span><text:span text:style-name="T41"> Your Own State Machine</text:span><text:bookmark-end text:name="__RefHeading___Toc50428_997189976"/></text:h>
      <text:p text:style-name="P37"><text:span text:style-name="T15">Consider these exercises to be “additional fun,” but also, a way of solidifying knowledge and enhancing future experience with state machines. <text:s/></text:span><text:span text:style-name="T26">Even</text:span><text:change-end text:change-id="ct415053496"/><text:change-start text:change-id="ct64424809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644248096"/><text:change-start text:change-id="ct412872952"/><text:span text:style-name="T65">—</text:span><text:change-end text:change-id="ct412872952"/><text:change-start text:change-id="ct412872592"/><text:span text:style-name="T65">the goal of these exercises is to “think,” </text:span><text:span text:style-name="T66">and to gain some knowledge as a result.</text:span></text:p>
      <text:p text:style-name="P38"><text:change-end text:change-id="ct412872592"/><text:change-start text:change-id="ct41287115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412871152"/><text:change-start text:change-id="ct412872112"/><text:span text:style-name="T29">s, an Automated Teller Machine (ATM), an espresso machine, or even some games </text:span><text:change-end text:change-id="ct412872112"/><text:change-start text:change-id="ct412872232"/><text:span text:style-name="T29">can be modeled as state machines. <text:s/></text:span><text:span text:style-name="T30">Note text adventure games are really large state machines.</text:span></text:p>
      <text:h text:style-name="P89" text:outline-level="2"><text:bookmark-start text:name="__RefHeading___Toc50430_997189976"/><text:span text:style-name="T24">E</text:span><text:span text:style-name="T15">xercise: </text:span><text:span text:style-name="T43">Make it Precise</text:span><text:bookmark-end text:name="__RefHeading___Toc50430_997189976"/></text:h>
      <text:p text:style-name="P39"><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412872232"/><text:change-start text:change-id="ct412870552"/><text:span text:style-name="T15">e level of precision of the definitions in Euclid’s Elements. <text:s/>If you are a programmer, write code that implements a state machine. <text:s/>For example, you cou</text:span><text:change-end text:change-id="ct412870552"/><text:change-start text:change-id="ct412871512"/><text:span text:style-name="T15">ld try to beat Roller Coaster Simulator or The Sims or Flight Simulator or Sim City and create Vending Machine Simulator! <text:s/>The prototype would, in your favorite programming language, take input as entered text or button presses, and </text:span><text:soft-page-break/><text:span text:style-name="T15">behaviors</text:span><text:change-end text:change-id="ct412871512"/><text:change-start text:change-id="ct412871272"/><text:span text:style-name="T15"> (and which state the machine is in) would be shown by printing text. <text:s/></text:span><text:span text:style-name="T71">If this is too much, write Mouse Trap Simulator.</text:span></text:p>
      <text:h text:style-name="P90"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5"><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pan><text:span text:style-name="T72">(excerpts of the paper and writings about the paper are there)</text:span><text:span text:style-name="T47">.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ext:span><text:span text:style-name="T73">(which came before Moore’s paper</text:span><text:change-end text:change-id="ct412871272"/><text:change-start text:change-id="ct615609640"/><text:span text:style-name="T73">—</text:span><text:change-end text:change-id="ct615609640"/><text:change-start text:change-id="ct615609400"/><text:span text:style-name="T74">Turing’s paper I think is available online, full text, and is a good read, </text:span><text:span text:style-name="T75">including the </text:span><text:span text:style-name="T76">reasons he designed the Turing Machine the way he did</text:span><text:change-end text:change-id="ct615609400"/><text:change-start text:change-id="ct615609160"/><text:span text:style-name="T76">—</text:span><text:change-end text:change-id="ct615609160"/><text:change-start text:change-id="ct615609880"/><text:span text:style-name="T77">because of this paper, Alan Turing is considered to be the inventor of computer science</text:span><text:span text:style-name="T73">) </text:span><text:span text:style-name="T52">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pan><text:span text:style-name="T78">(Newton and modern physicists both have good reasons for their choices)</text:span><text:span text:style-name="T62">. <text:s/></text:span><text:span text:style-name="T63">And </text:span><text:span text:style-name="T79">even though Newton was religious, </text:span><text:span text:style-name="T80">the</text:span><text:span text:style-name="T63"> </text:span><text:span text:style-name="T80">reasons don’t</text:span><text:span text:style-name="T63"> even consider the religious element, </text:span><text:span text:style-name="T81">which makes the question more complex</text:span><text:span text:style-name="T63">…. </text:span><text:span text:style-name="T55">Many of these </text:span><text:span text:style-name="T58">ideas</text:span><text:span text:style-name="T56"> would make good term papers for certain courses</text:span><text:change-end text:change-id="ct615609880"/><text:change-start text:change-id="ct412870672"/><text:span text:style-name="T56">—</text:span><text:change-end text:change-id="ct412870672"/><text:change-start text:change-id="ct412873072"/><text:span text:style-name="T57">check with your teacher.</text:span></text:p>
      <text:h text:style-name="Heading_20_1" text:outline-level="1"><text:bookmark-start text:name="__RefHeading___Toc71624_997189976"/><text:change-end text:change-id="ct412873072"/><text:change-start text:change-id="ct412871392"/>Game State Machine<text:bookmark-end text:name="__RefHeading___Toc71624_997189976"/></text:h>
      <text:p text:style-name="P40">The particular <text:change-end text:change-id="ct412871392"/><text:change-start text:change-id="ct412871632"/>state machine this paper is about is the overall game state machine. <text:s/><text:span text:style-name="T84">This doesn’t have much to do with the details of game play, but of the organization of levels, cutscenes, title screens, and so on in a gam</text:span><text:change-end text:change-id="ct412871632"/><text:change-start text:change-id="ct412872352"/><text:span text:style-name="T84">e. <text:s/>Let us begin with an example.</text:span></text:p>
      <text:h text:style-name="Heading_20_2" text:outline-level="2"><text:bookmark-start text:name="__RefHeading___Toc71626_997189976"/><text:soft-page-break/>Classic Arcade State Machine<text:bookmark-end text:name="__RefHeading___Toc71626_997189976"/></text:h>
      <text:p text:style-name="P41"><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text:span text:style-name="T158">that </text:span>one stood in front of and pl<text:change-end text:change-id="ct412872352"/><text:change-start text:change-id="ct412874032"/>ayed <text:span text:style-name="T96">after having fed it quarters</text:span>. <text:s/><text:span text:style-name="T89">We shall discuss the state machine for it, noting that many classic arcade games had state machines that followed a similar pattern. <text:s/>When y</text:span><text:change-end text:change-id="ct412874032"/><text:change-start text:change-id="ct412870912"/><text:span text:style-name="T89">ou walked up to the game, it was most likely in “attract” mode, the mode that tries to get you to spend a quarter. <text:s/>This is a big state that will be divided into smaller states (title, demo, and so on</text:span><text:change-end text:change-id="ct412870912"/><text:change-start text:change-id="ct412872472"/><text:span text:style-name="T89">—</text:span><text:change-end text:change-id="ct412872472"/><text:change-start text:change-id="ct412873912"/><text:span text:style-name="T89">note Namco/Bally probably </text:span><text:span text:style-name="T35">have</text:span><text:span text:style-name="T85"> their own names for the states; I’m making up names that are reasonably descriptive). <text:s/>But before the attract mode, there is another mode not seen oft</text:span><text:change-end text:change-id="ct412873912"/><text:change-start text:change-id="ct412873792"/><text:span text:style-name="T85">en unless you pull the plug and plug it back in: booting up.</text:span></text:p>
      <text:list xml:id="list4066621444284065736" text:style-name="L1">
        <text:list-item>
          <text:p text:style-name="P115"><text:span text:style-name="T90">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412873792"/><text:change-start text:change-id="ct412874152"/>certain tests, etc. that the arcade operator could do at this point).</text:p>
        </text:list-item>
        <text:list-item>
          <text:p text:style-name="P115"><text:span text:style-name="T90">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15"><text:soft-page-break/><text:span text:style-name="T90">Description</text:span>: here <text:change-end text:change-id="ct412874152"/><text:change-start text:change-id="ct412871032"/>is a screen describing game play and points for various activities.<text:change-end text:change-id="ct412871032"/><text:change-start text:change-id="ct412874272"/>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15"><text:span text:style-name="T90">High Scores</text:span>: the top ten scores, with initials, are displayed here. <text:s/>After a <text:change-end text:change-id="ct412874272"/><text:change-start text:change-id="ct412874392"/>certain amount of time has passed, it goes to the Demo state. <text:s/>If a quarter is spent and the Play button is pressed, it instead goes to the Start Game state.</text:p>
        </text:list-item>
        <text:list-item>
          <text:p text:style-name="P115"><text:span text:style-name="T90">Demo</text:span>: A sample game is shown, without sounds and possibility for player input. <text:s/>It doesn’t last long before Pac-Man is eaten and the game <text:span text:style-name="T97">returns</text:span> to the Title state. <text:s/>If a quarter is spent and the Play button is pressed, it instead goes to the Start Game state.</text:p>
        </text:list-item>
        <text:list-item>
          <text:p text:style-name="P117"><text:change-end text:change-id="ct412874392"/><text:change-start text:change-id="ct412870792"/><text:span text:style-name="T90">Start </text:span><text:span text:style-name="T91">G</text:span><text:span text:style-name="T90">ame</text:span>: <text:span text:style-name="T98">the Level 1 board is displayed, the intro music is played, </text:span><text:change-end text:change-id="ct412870792"/><text:change-start text:change-id="ct412897072"/><text:span text:style-name="T98">Pac Man and the ghosts appear on the board, and then the game transitions to the Play Game state. <text:s/>Input is ignored during the Start Game state.</text:span></text:p>
        </text:list-item>
        <text:list-item>
          <text:p text:style-name="P118"><text:span text:style-name="T90">Play Game</text:span>: <text:span text:style-name="T98">now the input is connected to the game and a user can play.</text:span><text:change-end text:change-id="ct412897072"/><text:change-start text:change-id="ct412897552"/><text:span text:style-name="T98"> <text:s/>Depending on the events of the game, the next state is Level Up or Game Over (recall, this is </text:span><text:span text:style-name="T36">just</text:span><text:span text:style-name="T86"> overall game state, we are not modeling the fine points of game play at his level).</text:span></text:p>
        </text:list-item>
        <text:list-item>
          <text:p text:style-name="P119"><text:span text:style-name="T90">Level Up</text:span>: when the board is cleared, <text:span text:style-name="T87">this state is en</text:span><text:change-end text:change-id="ct412897552"/><text:change-start text:change-id="ct412896592"/><text:span text:style-name="T87">tered. <text:s/>The board flashes, and there may be a cutscene. <text:s/>When this is done, the next level is loaded and the game goes back to Play Game.</text:span></text:p>
        </text:list-item>
        <text:list-item>
          <text:p text:style-name="P120"><text:span text:style-name="T90">Game Over</text:span>: when the player runs out of lives, <text:span text:style-name="T88">the game is over. <text:s/>A big Game Over message appears over top the game board while the ghosts dance in g</text:span><text:change-end text:change-id="ct412896592"/><text:change-start text:change-id="ct412895512"/><text:span text:style-name="T88">lee at having earned another quarter. <text:s/>After a time, one of two things happen. <text:s/>Either it returns directly to the Title state, or if the score achieved is in the top ten, it goes to the New High Score state.</text:span></text:p>
        </text:list-item>
        <text:list-item>
          <text:p text:style-name="P121"><text:span text:style-name="T90">New High Score</text:span>: <text:span text:style-name="T99">t</text:span>he player is given the opportun<text:change-end text:change-id="ct412895512"/><text:change-start text:change-id="ct412896472"/>ity to enter his initials to appear on the high score board. <text:s/>After <text:span text:style-name="T15">the</text:span> initials are entered (or if it times out <text:span text:style-name="T159">with it stuck on AAA</text:span>, since some players just walk away), the game returns to the High Score state--<text:span text:style-name="T100">o</text:span>r rather, a duplicate of the High <text:soft-page-break/>Score state (I’ll call it High Scores Reprise) <text:change-end text:change-id="ct412896472"/><text:change-start text:change-id="ct412897672"/>that transitions to the Title rather than to the Demo.</text:p>
        </text:list-item>
        <text:list-item>
          <text:p text:style-name="P116"><text:span text:style-name="T90">High Scores </text:span><text:span text:style-name="T92">Reprise</text:span>: the top ten scores, with initials, are displayed here, <text:span text:style-name="T88">with the just-made high score highlighted</text:span>. <text:s/>After a certain amount of time has passed, it goes to the <text:span text:style-name="T88">Title</text:span> state. <text:s/>If a quarter is spent and the Play button is pressed, it instead goes to the Start Game state.</text:p>
        </text:list-item>
      </text:list>
      <text:p text:style-name="P43">Note that one can “factor” this state machine. <text:s/>The outer state machine has for major states: Boot, Attract, Play, and Post Game. <text:s/><text:span text:style-name="T101">Within each major state is a refinement into more states.</text:span></text:p>
      <text:p text:style-name="P46">Note also that because the Pac-Man state machine is such that each major state can be entered from another major state at only one inner state (namely, Boot, Title, Start Game, and New High Score, <text:span text:style-name="T160">respectively</text:span>), one could actually program this with 5 state machines: the outermost major state machine with 4 major states, and within each major state, start up a minor state machine (the Boot one is trivial, just one state) for the inner minor states. <text:s/>Even if <text:span text:style-name="T161">it is not set up so that each major state can be entered at only one inner state, it could be done with some additional code. <text:s/>In real life programming, state machines are often not “pure” but require additional code for special cases.</text:span></text:p>
      <text:h text:style-name="Heading_20_2" text:outline-level="2"><text:bookmark-start text:name="__RefHeading___Toc71628_997189976"/><text:change-end text:change-id="ct412897672"/><text:change-start text:change-id="ct412895392"/>Exercise: <text:span text:style-name="T103">Draw Your Own Game State Machine</text:span><text:bookmark-end text:name="__RefHeading___Toc71628_997189976"/></text:h>
      <text:p text:style-name="P42">Pick a <text:change-end text:change-id="ct412895392"/><text:change-start text:change-id="ct412898872"/>computer game, whether arcade, mobile, desktop, console, or even hand-held (like GameBoy or the old single-game machines like Football)<text:change-end text:change-id="ct412898872"/><text:change-start text:change-id="ct412896232"/>, <text:span text:style-name="T93">and draw a game state diagram. <text:s/>Remember, this is the top level state machine for the game and doesn’t include finer game play details.</text:span><text:change-end text:change-id="ct412896232"/><text:change-start text:change-id="ct412898392"/><text:span text:style-name="T93"> <text:s/></text:span><text:change-end text:change-id="ct412898392"/><text:change-start text:change-id="ct412896712"/></text:p>
      <text:h text:style-name="P91" text:outline-level="2"><text:bookmark-start text:name="__RefHeading___Toc84981_997189976"/>Exercise: <text:span text:style-name="T104">Code the Framework of Pac-Man</text:span><text:bookmark-end text:name="__RefHeading___Toc84981_997189976"/></text:h>
      <text:p text:style-name="P44">Code <text:change-end text:change-id="ct412896712"/><text:change-start text:change-id="ct412895152"/>up, in your favorite language, the Pac-Man state machine. <text:s/><text:span text:style-name="T102">Either use the full 11-state machine or factor it into 5 state machines, the outermost one being the controlling one having 4 states. <text:s/>Keep it simple, accepting input like “play game” and printing out how it </text:span><text:change-end text:change-id="ct412895152"/><text:change-start text:change-id="ct412897432"/><text:span text:style-name="T102">responds and what state it is now in. <text:s/>This code could then be used as a framework for the full game.</text:span><text:change-end text:change-id="ct412897432"/><text:change-start text:change-id="ct412896112"/></text:p>
      <text:h text:style-name="P92" text:outline-level="2"><text:bookmark-start text:name="__RefHeading___Toc84983_997189976"/><text:soft-page-break/>Exercise: <text:span text:style-name="T105">Code the Framework of Any Game</text:span><text:bookmark-end text:name="__RefHeading___Toc84983_997189976"/></text:h>
      <text:p text:style-name="P47">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412896112"/><text:change-start text:change-id="ct412895872"/></text:p>
      <text:h text:style-name="Heading_20_1" text:outline-level="1"><text:bookmark-start text:name="__RefHeading___Toc136039_997189976"/>Coding a State Machine in Unity<text:change-end text:change-id="ct412895872"/><text:change-start text:change-id="ct412898152"/><text:span text:style-name="T106">3d C#</text:span><text:bookmark-end text:name="__RefHeading___Toc136039_997189976"/></text:h>
      <text:p text:style-name="P48"><text:a xlink:type="simple" xlink:href="https://unity3d.com/" text:style-name="Internet_20_link" text:visited-style-name="Visited_20_Internet_20_Link"><text:span text:style-name="T107">Unity3d</text:span></text:a><text:span text:style-name="T107"> is a popular, general purpose game engine that is free to use for hobbyists, though some premium pay features are also available.</text:span><text:change-end text:change-id="ct412898152"/><text:change-start text:change-id="ct412896952"/><text:span text:style-name="T107"> <text:s/>The </text:span><text:change-end text:change-id="ct412896952"/><text:change-start text:change-id="ct412897792"/><text:a xlink:type="simple" xlink:href="https://www.udemy.com/unitycourse/learn/v4/" text:style-name="Internet_20_link" text:visited-style-name="Visited_20_Internet_20_Link"><text:span text:style-name="T107">online Udemy course</text:span></text:a><text:span text:style-name="T107"> is not free, but is written for Unity Version 4; with a Version 5 course in the works (to be sold at a discount to those who purchased Version 4). <text:s/>In addition, the </text:span><text:a xlink:type="simple" xlink:href="https://unity3d.com/" text:style-name="Internet_20_link" text:visited-style-name="Visited_20_Internet_20_Link"><text:span text:style-name="T107">Unity3d</text:span></text:a><text:span text:style-name="T107"> site has some tutorials and manuals and a forum for </text:span><text:span text:style-name="T67">learning</text:span><text:span text:style-name="T107"> Unity.</text:span></text:p>
      <text:p text:style-name="P49"><text:change-end text:change-id="ct412897792"/><text:change-start text:change-id="ct412895992"/>A basic state machine <text:span text:style-name="T108">can be coded as a C# class called StateMachine whose main responsibili</text:span><text:change-end text:change-id="ct412895992"/><text:change-start text:change-id="ct412895272"/><text:span text:style-name="T108">ty is to keep track of which state the machine is in. <text:s/>A state is then an instance of another C# cl</text:span><text:change-end text:change-id="ct412895272"/><text:change-start text:change-id="ct412898632"/><text:span text:style-name="T108">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108">SimpleStateMachine.cs</text:span></text:a><text:span text:style-name="T108">. <text:s/>This code is</text:span><text:change-end text:change-id="ct412898632"/><text:change-start text:change-id="ct412895632"/><text:span text:style-name="T108">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Page </text:span><text:span text:style-name="T108"><text:bookmark-ref text:reference-format="page" text:ref-name="__RefHeading___Toc112391_997189976">14</text:bookmark-ref></text:span><text:span text:style-name="T108">].</text:span></text:p>
      <text:p text:style-name="P51">To use the simple state machine in Unity, one creates an empty GameObject <text:span text:style-name="T111">in the hierarchy and attaches the SimpleStateMachine script to it as a component. <text:s/>Then, when the empty GameObject is selected, one can add new states in the Inspector. <text:s/>When running the game, changing the value of “currentState” in the inspector causes a transition to the new state (or an error if the state does not exist). <text:s/>Another script can also call the Transition function with an integer argument to select which state to transition to.</text:span></text:p>
      <text:p text:style-name="P52">There are several problems with this simple state machine. <text:s/>First of all, all it does is <text:span text:style-name="T112">show what state it is in. <text:s/>There is no additional behavior (though that can easily be added) and no means for transitioning in response to events. <text:s/>The second is a </text:span><text:soft-page-break/><text:span text:style-name="T112">small issue since one only need put the StateMachine method Transition into an event (such as a button click) to cause the transition to happen upon that event.</text:span></text:p>
      <text:p text:style-name="P53">A more serious problem is it is currently impossible to <text:span text:style-name="T113">load a new</text:span> scene <text:span text:style-name="T114">without losing the state machine instance. <text:s/>This means the state machine should be a Singleton class. <text:s/>That means, any game has only one state machine (we are specifically dealing with overall game state machines here</text:span><text:change-end text:change-id="ct412895632"/><text:change-start text:change-id="ct412896832"/><text:span text:style-name="T114">—</text:span><text:change-end text:change-id="ct412896832"/><text:change-start text:change-id="ct412898992"/><text:span text:style-name="T114">a game can have many smaller state machines) and it remains active across scene changes.</text:span></text:p>
      <text:h text:style-name="Heading_20_2" text:outline-level="2"><text:bookmark-start text:name="__RefHeading___Toc136041_997189976"/>Exercise: <text:span text:style-name="T115">Fix the State Machine Class</text:span><text:bookmark-end text:name="__RefHeading___Toc136041_997189976"/></text:h>
      <text:p text:style-name="P54">At a minimum, think of how you would do this, <text:span text:style-name="T123">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23">author’s State Machine code</text:span></text:a><text:span text:style-name="T123">.</text:span></text:p>
      <text:h text:style-name="P93" text:outline-level="2"><text:bookmark-start text:name="__RefHeading___Toc136043_997189976"/><text:span text:style-name="T124">“Boss Level” Exercise: </text:span>Design and Build a Better State Machine <text:span text:style-name="T117">Asset</text:span> for Unity 3D.<text:bookmark-end text:name="__RefHeading___Toc136043_997189976"/></text:h>
      <text:p text:style-name="P55">Start with a list of features <text:span text:style-name="T116">it </text:span><text:span text:style-name="T68">should</text:span><text:span text:style-name="T116"> have (for example, automatically transition after a certain amount of time has elapsed, or</text:span><text:change-end text:change-id="ct412898992"/><text:change-start text:change-id="ct412897192"/><text:span text:style-name="T116">—</text:span><text:change-end text:change-id="ct412897192"/><text:change-start text:change-id="ct412897312"/><text:span text:style-name="T116">this is very advanced</text:span><text:change-end text:change-id="ct412897312"/><text:change-start text:change-id="ct412898032"/><text:span text:style-name="T116">—</text:span><text:change-end text:change-id="ct412898032"/><text:change-start text:change-id="ct412898272"/><text:span text:style-name="T116">create a graphical Editor interface to build the state machine). <text:s/>Prioritize them into important, very useful, nice to have, and optional.</text:span></text:p>
      <text:p text:style-name="P60">Using the priorities as a guide, built a state machine asset having as many of those features as you are able to do, understanding that what looks easy at the design stage might turn out to be hard when you actually do it.</text:p>
      <text:p text:style-name="P56">Test <text:span text:style-name="T118">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7">Test again. <text:s/><text:span text:style-name="T119">Be paranoid and test for anything that could possibly go wrong. <text:s/>Give it the acid test: build some games using the state machine and notice what goes wrong or what slows you down and think of how it can be improved.</text:span></text:p>
      <text:p text:style-name="P58"><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xt:soft-page-break/>Test again.</text:p>
      <text:p text:style-name="P59">When all is <text:span text:style-name="T120">working magnificently</text:span>, <text:span text:style-name="T121">go to the </text:span><text:a xlink:type="simple" xlink:href="https://unity3d.com/" text:style-name="Internet_20_link" text:visited-style-name="Visited_20_Internet_20_Link"><text:span text:style-name="T121">Unity3d</text:span></text:a><text:span text:style-name="T121"> website </text:span><text:span text:style-name="T69">and</text:span><text:span text:style-name="T121"> research how to submit an asset to the </text:span><text:a xlink:type="simple" xlink:href="https://www.assetstore.unity3d.com/en/" text:style-name="Internet_20_link" text:visited-style-name="Visited_20_Internet_20_Link"><text:span text:style-name="T121">Asset Store</text:span></text:a><text:change-end text:change-id="ct412898272"/><text:change-start text:change-id="ct412897912"/><text:span text:style-name="T121">—</text:span><text:change-end text:change-id="ct412897912"/><text:change-start text:change-id="ct412895752"/><text:span text:style-name="T121">the procedure is not trivial! <text:s/>But it can be done. <text:s/>The author has done it. <text:s/>Good luck and hope it gets accepted.</text:span></text:p>
      <text:p text:style-name="P61">Also look at comparable assets in the store. <text:s/>If yours is significantly better than the others available, consider asking for money! <text:s/><text:span text:style-name="T122">That requires even more work and set up. <text:s/>If it isn’t, can you amend the design and improve it? <text:s/>Some of the ones there have some advanced, hard-to-code features.</text:span></text:p>
      <text:h text:style-name="P111" text:outline-level="1"><text:bookmark-start text:name="__RefHeading___Toc156774_997189976"/>Using the GameStateMachine asset<text:bookmark-end text:name="__RefHeading___Toc156774_997189976"/></text:h>
      <text:p text:style-name="P62">The <text:s/><text:a xlink:type="simple" xlink:href="https://github.com/tdvance/GameStateMachine" text:style-name="Internet_20_link" text:visited-style-name="Visited_20_Internet_20_Link"><text:span text:style-name="T123">author’s State Machine code</text:span></text:a><text:span text:style-name="T123"> </text:span>can be used as an overall state machine. <text:s/><text:span text:style-name="T125">The StateMachine.cs class is found in the Assets/StateMachine folder. <text:s/>In addition are Unity3d scenes for testing: ClassicArcadeStart and MobileStyleStart. <text:s/>The first is similar (but not exactly like) the Pac-Man example 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3"><text:soft-page-break/>Use the inspector <text:span text:style-name="T126">to add new states and fill in details, such as transitions, auto transitions (after a certain number of seconds), scenes to load, </text:span><text:span text:style-name="T70">and</text:span><text:span text:style-name="T126">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27">Set up the GameStateMachine project in Unity3D</text:span><text:bookmark-end text:name="__RefHeading___Toc156776_997189976"/></text:h>
      <text:p text:style-name="P64">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28">from the link given</text:span></text:a><text:span text:style-name="T128">. <text:s/>Also ensure you have Unity version 5.5 or higher (though it should still be Unity 5). <text:s/>Then open the base folder (which contains the Assets directory and other files) in Unity. <text:s/>It should import everything. <text:s/>Make sure all scenes are in the Build Settings. <text:s/>Test-run the ClassicArcadeStart and the MobileStyleStart scenes and make sure all the possible button combinations work. <text:s/>Read through the StateMachine in the Inspector and try to understand how it works.</text:span></text:p>
      <text:h text:style-name="P94" text:outline-level="2"><text:bookmark-start text:name="__RefHeading___Toc156778_997189976"/>Exercise: Build a Simple GameStateMachine in Unity3D<text:bookmark-end text:name="__RefHeading___Toc156778_997189976"/></text:h>
      <text:p text:style-name="P65">Now, start with a new scene. <text:s/><text:span text:style-name="T129">Put the StateMachine prefab in it and build the Vending Machine simulator that was done in a previous exercise. <text:s/>Use UI buttons for simulating the various inputs.</text:span></text:p>
      <text:h text:style-name="P95" text:outline-level="2"><text:bookmark-start text:name="__RefHeading___Toc156780_997189976"/>Exercise: Build the Pac-Man GameStateM<text:span text:style-name="T131">a</text:span>chin<text:span text:style-name="T131">e</text:span> in Unity3D<text:bookmark-end text:name="__RefHeading___Toc156780_997189976"/></text:h>
      <text:p text:style-name="P66">Again, start with a new scene and build the Pac-Man system described above. <text:s/><text:span text:style-name="T130">Compare this with the ClassicArcadeStart.</text:span></text:p>
      <text:h text:style-name="P96" text:outline-level="2"><text:bookmark-start text:name="__RefHeading___Toc156782_997189976"/>Exercise: Build a Game<text:bookmark-end text:name="__RefHeading___Toc156782_997189976"/></text:h>
      <text:p text:style-name="P67">Create a complete, playable game of your choice <text:span text:style-name="T131">using the GameStateMachine assets.</text:span></text:p>
      <text:h text:style-name="P97" text:outline-level="2"><text:bookmark-start text:name="__RefHeading___Toc156784_997189976"/>Exercise: Improve <text:span text:style-name="T133">the</text:span><text:span text:style-name="T132"> GameStateMachine assets</text:span><text:bookmark-end text:name="__RefHeading___Toc156784_997189976"/></text:h>
      <text:p text:style-name="P68">The author left plenty of room for improvement. <text:s/><text:span text:style-name="T134">What can you improve? Redo the exercise[</text:span><text:span text:style-name="T134"><text:bookmark-ref text:reference-format="page" text:ref-name="__RefHeading___Toc136043_997189976">11</text:bookmark-ref></text:span><text:span text:style-name="T134">] from the last section using this asset package.</text:span></text:p>
      <text:h text:style-name="P112" text:outline-level="1"><text:bookmark-start text:name="__RefHeading___Toc112391_997189976"/><text:change-end text:change-id="ct412895752"/><text:change-start text:change-id="ct412898752"/><text:soft-page-break/>Appendix: <text:span text:style-name="T136">Simple State Machine code</text:span><text:bookmark-end text:name="__RefHeading___Toc112391_997189976"/></text:h>
      <text:p text:style-name="P50"><text:a xlink:type="simple" xlink:href="https://gist.github.com/tdvance/15aee1cfccecc49c2ce51c038b064120" text:style-name="Internet_20_link" text:visited-style-name="Visited_20_Internet_20_Link"><text:span text:style-name="T108">SimpleStateMachine.cs</text:span></text:a> file is <text:span text:style-name="T109">shown </text:span>here:</text:p>
      <text:p text:style-name="Preformatted_20_Text"><text:change-end text:change-id="ct412898752"/><text:change-start text:change-id="ct412896352"/></text:p>
      <text:p text:style-name="Preformatted_20_Text"><text:change-end text:change-id="ct412896352"/><text:change-start text:change-id="ct412937208"/>using System.Collections;</text:p>
      <text:p text:style-name="Preformatted_20_Text">using System.Collections.Generic;</text:p>
      <text:p text:style-name="Preformatted_20_Text">using UnityEngine;</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reformatted_20_Text"><text:s text:c="4"/>public <text:span text:style-name="T110">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35">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text:soft-page-break/></text:p>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81">}</text:p>
      <text:h text:style-name="P113" text:outline-level="1"><text:bookmark-start text:name="__RefHeading___Toc215151_997189976"/><text:change-end text:change-id="ct412937208"/><text:change-start text:change-id="ct412937808"/>Appendix: Mathematical <text:change-end text:change-id="ct412937808"/><text:change-start text:change-id="ct412935888"/>Definition of a Deterministic Finite Automaton<text:bookmark-end text:name="__RefHeading___Toc215151_997189976"/></text:h>
      <text:p text:style-name="P69">The key object in a DFA is a set, n<text:change-end text:change-id="ct412935888"/><text:change-start text:change-id="ct412937928"/>amely the state set S. <text:s/>Because it is a finite automaton, S must be finite. <text:s/>Other than that, there is no real restriction for what is in the set S. <text:s/>The elements can be thought of as labels for the states. <text:s/>In the vending machine example, S <text:change-end text:change-id="ct412937928"/><text:change-start text:change-id="ct412938288"/>= {Ready, Waiting, Dispensing}, a set with three elements.</text:p>
      <text:p text:style-name="P69">To make the definition precise, we need a second set, I, the set of inputs. <text:s/>For the vending machine example, I = {InsertMoney, PressCoinReturn, and PressProductButton}. <text:s/>So we have two sets so far.</text:p>
      <text:p text:style-name="P69">In addition to the set, the mathematical definition must model the transitions, and this is best done with a function. <text:s/>A function in mathematics is a little different from a function in computer programmin<text:change-end text:change-id="ct412938288"/><text:change-start text:change-id="ct412939368"/>g. <text:s/>Given two sets S and T, we say a function f maps elements of S to elements of T if for any element s we choose from S, we have f(s) = t for a <text:span text:style-name="T137">unique</text:span><text:change-end text:change-id="ct412939368"/><text:change-start text:change-id="ct412938048"/><text:span text:style-name="T137"> </text:span><text:span text:style-name="T138">element of T. <text:s/>For example, let S = {Ready, Waiting, Dispensing} and let T (temporarily) be the set of positive integers {1, 2, 3, 4, 5, </text:span><text:span text:style-name="T82">…</text:span><text:span text:style-name="T138">}. <text:s/>Let f(s) be defined as “the number of letters in s”</text:span><text:change-end text:change-id="ct412938048"/><text:change-start text:change-id="ct412936248"/><text:span text:style-name="T138">. <text:s/>Then f is a function from S to T: f(Ready) = 5, f(Waiting) = 7, and f(Dispensing) = 10. <text:s/>It satisfies the requirements of a function: it maps each element of S to a unique element of T. <text:s/>There are 3 elements of S, and each one </text:span><text:change-end text:change-id="ct412936248"/><text:change-start text:change-id="ct412937688"/><text:span text:style-name="T138">is mapped to something in T. <text:s/>And it is not the case that some element is mapped to two </text:span><text:soft-page-break/><text:span text:style-name="T138">different values in T. <text:s/>Note that it is </text:span><text:span text:style-name="T137">not</text:span><text:span text:style-name="T138"> required that all of T be used in the map. <text:s/>For example, 1 is not the result of mapping any element of S by the function f.</text:span></text:p>
      <text:p text:style-name="P69"><text:change-end text:change-id="ct412937688"/><text:change-start text:change-id="ct412937568"/><text:span text:style-name="T138">But the transition function is a different type of function from what was just described. <text:s/>It takes two input</text:span><text:change-end text:change-id="ct412937568"/><text:change-start text:change-id="ct412938168"/><text:span text:style-name="T138">s. <text:s/>So we modify the function a bit. <text:s/>I</text:span><text:change-end text:change-id="ct412938168"/><text:change-start text:change-id="ct412938408"/><text:span text:style-name="T138">f S and I are sets, and T is a set, then a two-argument function f maps a pair (s,i) consisting of an element s of S and an element </text:span><text:span text:style-name="T82">i</text:span><text:span text:style-name="T138"> of I, to a unique element t of T. </text:span><text:change-end text:change-id="ct412938408"/><text:change-start text:change-id="ct412938888"/><text:span text:style-name="T138"><text:s/></text:span></text:p>
      <text:p text:style-name="P69"><text:span text:style-name="T138">For an example, again take S = {Ready, Waiting, Dispensing} and I = {InsertMoney, PressCoinReturn, and PressProductButton}, and take T to be the set of positive integers again: {1, 2, 3, 4, 5, </text:span><text:span text:style-name="T82">…</text:span><text:span text:style-name="T138">}. <text:s/>Let us define a two-argument function f whos</text:span><text:change-end text:change-id="ct412938888"/><text:change-start text:change-id="ct412938528"/><text:span text:style-name="T138">e first argument is from S and whose second argument is from I, and which sends these pairs of values to elements of T. <text:s/>Suppose f(s,i) is defined to be “the number of letters in s times the number of letters in i”. <text:s/>Then, f(Ready,InsertM</text:span><text:change-end text:change-id="ct412938528"/><text:change-start text:change-id="ct412938648"/><text:span text:style-name="T138">oney) = 5*1 = 55. <text:s/>f(Dispensing, PressProductButton) = 10 * 18 = 180. <text:s/>In fact, for each pair, the first item from S and the second item from I, </text:span><text:change-end text:change-id="ct412938648"/><text:change-start text:change-id="ct412936368"/><text:span text:style-name="T138">f produces a unique element of T. <text:s/>Note that again not all elements of T are used. <text:s/>It’s also ok for a function to produce the same element of T from different inputs.</text:span></text:p>
      <text:p text:style-name="P70"><text:span text:style-name="T138">Now we can specify the transi</text:span><text:change-end text:change-id="ct412936368"/><text:change-start text:change-id="ct412938768"/><text:span text:style-name="T138">tion function. <text:s/>The transition function is a function t having two arguments, a state from S and an input from I. <text:s/>The result of the transition function is a state from S: it could be the same state a</text:span><text:change-end text:change-id="ct412938768"/><text:change-start text:change-id="ct412939488"/><text:span text:style-name="T138">s was input, or a different state. <text:s/></text:span></text:p>
      <text:p text:style-name="P70"><text:span text:style-name="T138">Thus, for the vending machine example, </text:span><text:span text:style-name="T139">take S = {Ready, Waiting, Dispensing} and I = {InsertMoney, PressCoinReturn, and PressProductButton}, </text:span><text:span text:style-name="T138">and the transition function t is as follows. <text:s/>Note there are a few issues: I mentioned before the vending machine example isn’t technically correct!</text:span></text:p>
      <text:list xml:id="list7627264124476489993" text:style-name="L2">
        <text:list-item>
          <text:p text:style-name="P122">t(Ready, InsertMoney) = Waiting</text:p>
        </text:list-item>
        <text:list-item>
          <text:p text:style-name="P124"><text:span text:style-name="T138">t(Waiting, InsertMoney) = Wai</text:span><text:change-end text:change-id="ct412939488"/><text:change-start text:change-id="ct412936848"/><text:span text:style-name="T138">ting</text:span></text:p>
        </text:list-item>
        <text:list-item>
          <text:p text:style-name="P122">t(Dispensing, InsertMoney) = ??? (here is a place the vending machine model is incorrect; let is make the answer Waiting for this case to fix it)</text:p>
        </text:list-item>
        <text:list-item>
          <text:p text:style-name="P122"><text:change-end text:change-id="ct412936848"/><text:change-start text:change-id="ct412936968"/>t(Ready, PressCoinReturn) = Ready</text:p>
        </text:list-item>
        <text:list-item>
          <text:p text:style-name="P122"><text:change-end text:change-id="ct412936968"/><text:change-start text:change-id="ct412937088"/>t(Waiting, PressCoinReturn) = Ready</text:p>
        </text:list-item>
        <text:list-item>
          <text:p text:style-name="P123">t(Dispensing, PressCoinReturn) = Ready (this is another place the original model was broken.)</text:p>
        </text:list-item>
        <text:list-item>
          <text:p text:style-name="P125"><text:soft-page-break/><text:span text:style-name="T138">t(Ready, PressPro</text:span><text:change-end text:change-id="ct412937088"/><text:change-start text:change-id="ct412937448"/><text:span text:style-name="T138">ductButton) = Ready</text:span></text:p>
        </text:list-item>
        <text:list-item>
          <text:p text:style-name="P123">t(Waiting, PressProductButton) = Dispensing (this is where the original model was really broken. <text:s/>We need states to take into consideration enough or not enough money!)</text:p>
        </text:list-item>
        <text:list-item>
          <text:p text:style-name="P125"><text:span text:style-name="T138">t(Dispensing, PressProductButton) = Ready (another place the original model was inac</text:span><text:change-end text:change-id="ct412937448"/><text:change-start text:change-id="ct412939968"/><text:span text:style-name="T138">curate).</text:span></text:p>
        </text:list-item>
      </text:list>
      <text:p text:style-name="P76"/>
      <text:p text:style-name="P72"><text:span text:style-name="T138">Finally, there are outputs, which we called “behaviors” above. <text:s/>The outputs of a DFA are a finite set O</text:span><text:change-end text:change-id="ct412939968"/><text:change-start text:change-id="ct412939728"/><text:span text:style-name="T138">. <text:s/>In the case of the vending machine, </text:span><text:span text:style-name="T151">O = {AdjustInsertedAmount, ReturnMoneyAndResetInsertedAmount DispenseProduct</text:span><text:span text:style-name="T152">And</text:span><text:span text:style-name="T151">ReturnMoneyAndResetInsertedAmount, </text:span><text:span text:style-name="T153">ShowPrice,</text:span><text:span text:style-name="T151"> Nothing</text:span><text:change-end text:change-id="ct412939728"/><text:change-start text:change-id="ct412939848"/><text:span text:style-name="T154">}</text:span><text:change-end text:change-id="ct412939848"/><text:change-start text:change-id="ct412935528"/></text:p>
      <text:p text:style-name="P71"><text:span text:style-name="T138">The output map is kind of like the transition map: it is a function of two arguments, the first being a state and the second being an input, </text:span><text:change-end text:change-id="ct412935528"/><text:change-start text:change-id="ct412934328"/><text:span text:style-name="T138">and it maps the <text:s/>pair (s,i) with s a state and </text:span><text:span text:style-name="T82">I</text:span><text:span text:style-name="T138"> an input, to an output o in the set O. <text:s/>For the vending machine example, the output map looks like this </text:span><text:span text:style-name="T141">(with some fixes already applied)</text:span><text:span text:style-name="T138">:</text:span></text:p>
      <text:list xml:id="list1366979880457844538" text:style-name="L3">
        <text:list-item>
          <text:p text:style-name="P126"><text:change-end text:change-id="ct412934328"/><text:change-start text:change-id="ct412933008"/><text:span text:style-name="T140">o</text:span><text:span text:style-name="T138">(Ready, InsertMoney) = <text:s/></text:span><text:span text:style-name="T140">AdjustInsertedAmount</text:span></text:p>
        </text:list-item>
        <text:list-item>
          <text:p text:style-name="P126"><text:span text:style-name="T140">o</text:span><text:span text:style-name="T138">(Waiting, InsertMoney) = <text:s/></text:span><text:span text:style-name="T140">AdjustInsertedAmount</text:span></text:p>
        </text:list-item>
        <text:list-item>
          <text:p text:style-name="P127"><text:span text:style-name="T140">o</text:span><text:span text:style-name="T138">(Dispensing, InsertMoney) = </text:span><text:span text:style-name="T140"><text:s text:c="2"/>DispenseProduct</text:span><text:span text:style-name="T143">And</text:span><text:span text:style-name="T140">ReturnMoneyAndResetInsertedAmount</text:span></text:p>
        </text:list-item>
        <text:list-item>
          <text:p text:style-name="P126"><text:span text:style-name="T142">o</text:span><text:span text:style-name="T138">(Ready, PressCoinReturn) = </text:span><text:span text:style-name="T142">Nothing</text:span></text:p>
        </text:list-item>
        <text:list-item>
          <text:p text:style-name="P128"><text:span text:style-name="T144">o</text:span><text:span text:style-name="T138">(Waiting, PressCoinReturn) = <text:s/></text:span><text:span text:style-name="T140">ReturnMoneyAndResetInsertedAmount</text:span></text:p>
        </text:list-item>
        <text:list-item>
          <text:p text:style-name="P129"><text:span text:style-name="T144">o</text:span><text:span text:style-name="T138">(Dispensing, PressCoinReturn) = <text:s/></text:span><text:span text:style-name="T140">DispenseProduct</text:span><text:span text:style-name="T143">And</text:span><text:span text:style-name="T140">ReturnMoneyAndResetInsertedAmount</text:span></text:p>
        </text:list-item>
        <text:list-item>
          <text:p text:style-name="P130"><text:span text:style-name="T144">o</text:span><text:span text:style-name="T138">(Ready, PressProductButton) = </text:span><text:span text:style-name="T146">ShowPrice</text:span></text:p>
        </text:list-item>
        <text:list-item>
          <text:p text:style-name="P130"><text:span text:style-name="T144">o</text:span><text:span text:style-name="T138">(Waiting, PressProductButton) = </text:span><text:span text:style-name="T145">Nothing</text:span></text:p>
        </text:list-item>
        <text:list-item>
          <text:p text:style-name="P131"><text:span text:style-name="T144">o</text:span><text:span text:style-name="T138">(Dispensing, PressProductButton) = </text:span><text:change-end text:change-id="ct412933008"/><text:change-start text:change-id="ct412934088"/><text:span text:style-name="T140">DispenseProduct</text:span><text:span text:style-name="T143">And</text:span><text:span text:style-name="T140">ReturnMoneyAndResetInsertedAmount</text:span><text:change-end text:change-id="ct412934088"/><text:change-start text:change-id="ct412932048"/></text:p>
        </text:list-item>
      </text:list>
      <text:p text:style-name="P73"><text:span text:style-name="T147">T</text:span><text:span text:style-name="T138">o make the physical machine fit the mathematical description, it was necessary to make some of the behaviors “big” and do several things. <text:s/>To design this in the real world, </text:span><text:change-end text:change-id="ct412932048"/><text:change-start text:change-id="ct412932168"/><text:span text:style-name="T138">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412932168"/><text:change-start text:change-id="ct412934448"/><text:span text:style-name="T138">the result of executing code that checks money received against product prices. <text:s/>So in reality, a vending machine is </text:span><text:span text:style-name="T137">almost</text:span><text:span text:style-name="T138"> a state machine.</text:span><text:change-end text:change-id="ct412934448"/><text:change-start text:change-id="ct412934688"/><text:span text:style-name="T138"> <text:s/></text:span><text:span text:style-name="T148">I believe some of the old vending machines used code written in COBOL. <text:s/>There are a lot of devices out there that still run COBOL! <text:s/>However, languages like Java are replacing it, slowly.</text:span><text:change-end text:change-id="ct412934688"/><text:change-start text:change-id="ct412932768"/></text:p>
      <text:p text:style-name="P75"><text:soft-page-break/>So, putting it all together:</text:p>
      <text:p text:style-name="P74"><text:span text:style-name="T138">Definition(Discret</text:span><text:change-end text:change-id="ct412932768"/><text:change-start text:change-id="ct412934808"/><text:span text:style-name="T138">e Finite Automaton): A DFA, or Finite State Machine </text:span><text:span text:style-name="T149">(of the </text:span><text:span text:style-name="T150">Mealy</text:span><text:span text:style-name="T149"> type)</text:span><text:span text:style-name="T138">, consists of three finite sets S, I, and O, whose elements are called, respectively, the states, the inputs, and the outputs (or sometimes behaviors), and two functions: a transition function t </text:span><text:span text:style-name="T149">of two arguments</text:span><text:span text:style-name="T138"> </text:span><text:change-end text:change-id="ct412934808"/><text:change-start text:change-id="ct412934928"/><text:span text:style-name="T138">mapping ordered pairs from S and I to elements of S, and an output (or behavior) function o </text:span><text:span text:style-name="T149">of two arguments </text:span><text:span text:style-name="T138">mapping ordered pairs from S and I to elements of O.</text:span><text:change-end text:change-id="ct4129349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8H16M45S</meta:editing-duration>
    <meta:editing-cycles>526</meta:editing-cycles>
    <meta:generator>LibreOffice/5.2.3.3$Windows_x86 LibreOffice_project/d54a8868f08a7b39642414cf2c8ef2f228f780cf</meta:generator>
    <dc:subject>game programming and design</dc:subject>
    <dc:title>HowTo</dc:title>
    <meta:initial-creator>Todd Vance</meta:initial-creator>
    <dc:date>2016-12-17T13:11:08.563000000</dc:date>
    <dc:creator>Todd Vance</dc:creator>
    <meta:document-statistic meta:table-count="0" meta:image-count="5" meta:object-count="0" meta:page-count="18" meta:paragraph-count="197" meta:word-count="5502" meta:character-count="32159" meta:non-whitespace-character-count="26414"/>
    <meta:template xlink:type="simple" xlink:actuate="onRequest" xlink:title="HowTo" xlink:href="file:///C:/Users/Todd%20Vance/AppData/Roaming/LibreOffice/4/user/template/HowTo.ott" meta:date="2016-12-16T10:34:56.587000000"/>
  </office:meta>
</office:document-meta>
</file>